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082B000008CA6B55A114.svm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/>
    <style:font-face style:name="Times New Roman2" svg:font-family="'Times New Roman'" style:font-adornments="Обычный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93cm" style:rel-column-width="11295*"/>
    </style:style>
    <style:style style:name="Таблица1.B" style:family="table-column">
      <style:table-column-properties style:column-width="14.071cm" style:rel-column-width="54240*"/>
    </style:style>
    <style:style style:name="Таблица1.1" style:family="table-row">
      <style:table-row-properties style:min-row-height="1.64cm"/>
    </style:style>
    <style:style style:name="Таблица1.A1" style:family="table-cell">
      <style:table-cell-properties style:vertical-align="" fo:padding="0cm" fo:border="none"/>
    </style:style>
    <style:style style:name="Таблица1.B1" style:family="table-cell">
      <style:table-cell-properties fo:padding="0cm" fo:border="none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text-properties fo:font-size="10pt" fo:language="ru" fo:country="RU" style:font-size-asian="10pt" style:font-size-complex="10pt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paragraph-properties fo:margin-top="0cm" fo:margin-bottom="0cm" fo:text-align="center" style:justify-single-word="false" fo:background-color="#ffffff">
        <style:background-image/>
      </style:paragraph-properties>
      <style:text-properties style:font-name="Times New Roman" fo:font-size="10pt" style:font-size-asian="10pt" style:font-size-complex="10pt"/>
    </style:style>
    <style:style style:name="P6" style:family="paragraph" style:parent-style-name="Text_20_body">
      <style:paragraph-properties fo:margin-top="0cm" fo:margin-bottom="0cm">
        <style:tab-stops/>
      </style:paragraph-properties>
      <style:text-properties fo:font-size="10pt" style:font-size-asian="10pt" style:font-size-complex="10pt"/>
    </style:style>
    <style:style style:name="P7" style:family="paragraph" style:parent-style-name="Text_20_body">
      <style:text-properties fo:font-size="10pt" style:font-size-asian="10pt" style:font-size-complex="10pt"/>
    </style:style>
    <style:style style:name="P8" style:family="paragraph" style:parent-style-name="Text_20_body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Text_20_body">
      <style:paragraph-properties fo:line-height="100%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10" style:family="paragraph" style:parent-style-name="Table_20_Contents">
      <style:text-properties fo:font-size="10pt" style:font-size-asian="10pt" style:font-size-complex="10pt"/>
    </style:style>
    <style:style style:name="P11" style:family="paragraph" style:parent-style-name="Без_20_интервала">
      <style:text-properties style:font-name="Times New Roman" fo:font-size="10pt" style:font-size-asian="10pt" style:font-size-complex="10pt"/>
    </style:style>
    <style:style style:name="P12" style:family="paragraph" style:parent-style-name="Без_20_интервала">
      <style:text-properties fo:font-size="10pt" style:font-size-asian="10pt" style:font-size-complex="10pt"/>
    </style:style>
    <style:style style:name="P13" style:family="paragraph" style:parent-style-name="ConsPlusNonformat">
      <style:paragraph-properties fo:orphans="2" fo:widows="2"/>
      <style:text-properties style:font-name="Times New Roman" fo:font-size="10pt" style:text-underline-style="solid" style:text-underline-width="auto" style:text-underline-color="font-color" style:font-size-asian="10pt" style:font-name-complex="Times New Roman" style:font-size-complex="10pt"/>
    </style:style>
    <style:style style:name="P14" style:family="paragraph" style:parent-style-name="ConsPlusNonformat">
      <style:paragraph-properties fo:orphans="2" fo:widows="2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name-complex="Times New Roman" style:font-size-complex="10pt"/>
    </style:style>
    <style:style style:name="P15" style:family="paragraph" style:parent-style-name="ConsPlusNonformat">
      <style:paragraph-properties fo:orphans="2" fo:widows="2"/>
      <style:text-properties fo:font-size="10pt" style:font-size-asian="10pt" style:font-size-complex="10pt"/>
    </style:style>
    <style:style style:name="P16" style:family="paragraph" style:parent-style-name="ConsPlusNonformat">
      <style:paragraph-properties fo:margin-left="0.97cm" fo:margin-right="0cm" fo:orphans="2" fo:widows="2" fo:text-indent="0cm" style:auto-text-indent="false"/>
      <style:text-properties fo:font-size="10pt" style:font-size-asian="10pt" style:font-size-complex="10pt"/>
    </style:style>
    <style:style style:name="P17" style:family="paragraph" style:parent-style-name="ConsPlusNonformat">
      <style:paragraph-properties fo:margin-left="0.97cm" fo:margin-right="0cm" fo:orphans="2" fo:widows="2" fo:text-indent="0cm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18" style:family="paragraph" style:parent-style-name="ConsPlusNonformat">
      <style:paragraph-properties fo:margin-left="0.97cm" fo:margin-right="0cm" fo:orphans="2" fo:widows="2" fo:text-indent="0cm" style:auto-text-indent="false"/>
      <style:text-properties style:font-name="Times New Roman" fo:font-size="10pt" style:font-size-asian="10pt" style:font-size-complex="10pt"/>
    </style:style>
    <style:style style:name="P19" style:family="paragraph" style:parent-style-name="ConsPlusNonformat">
      <style:paragraph-properties fo:margin-left="1.005cm" fo:margin-right="0cm" fo:orphans="2" fo:widows="2" fo:text-indent="0cm" style:auto-text-indent="false"/>
      <style:text-properties fo:font-size="10pt" style:font-size-asian="10pt" style:font-size-complex="10pt"/>
    </style:style>
    <style:style style:name="P20" style:family="paragraph" style:parent-style-name="Text_20_body">
      <style:paragraph-properties fo:line-height="100%"/>
      <style:text-properties style:font-name="Times New Roman" fo:font-size="10pt" style:text-underline-style="none" fo:font-weight="normal" style:font-size-asian="10pt" style:font-weight-asian="normal" style:font-name-complex="Times New Roman" style:font-size-complex="10pt" style:font-weight-complex="normal"/>
    </style:style>
    <style:style style:name="P21" style:family="paragraph" style:parent-style-name="Без_20_интервала"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2" style:family="paragraph" style:parent-style-name="Без_20_интервала">
      <style:text-properties fo:font-size="10pt" style:font-size-asian="10pt" style:font-size-complex="10pt"/>
    </style:style>
    <style:style style:name="P23" style:family="paragraph" style:parent-style-name="Heading_20_1">
      <style:paragraph-properties fo:margin-top="0cm" fo:margin-bottom="0cm" fo:text-align="center" style:justify-single-word="false"/>
      <style:text-properties style:font-name="Times New Roman" fo:font-size="10pt" fo:language="ru" fo:country="RU" style:font-size-asian="10pt" style:font-size-complex="10pt"/>
    </style:style>
    <style:style style:name="P24" style:family="paragraph" style:parent-style-name="ConsPlusNonformat">
      <style:paragraph-properties fo:margin-left="0.97cm" fo:margin-right="0cm" fo:orphans="2" fo:widows="2" fo:text-indent="0cm" style:auto-text-indent="false"/>
      <style:text-properties style:font-name="Times New Roman" fo:font-size="10pt" style:text-underline-style="solid" style:text-underline-width="auto" style:text-underline-color="font-color" style:font-size-asian="10pt" style:font-name-complex="Times New Roman" style:font-size-complex="10pt"/>
    </style:style>
    <style:style style:name="P25" style:family="paragraph" style:parent-style-name="ConsPlusNonformat">
      <style:paragraph-properties fo:margin-left="0.97cm" fo:margin-right="0cm" fo:orphans="2" fo:widows="2" fo:text-indent="0cm" style:auto-text-indent="false"/>
      <style:text-properties fo:font-size="10pt" style:font-size-asian="10pt" style:font-size-complex="10pt"/>
    </style:style>
    <style:style style:name="P26" style:family="paragraph" style:parent-style-name="ConsPlusNonformat">
      <style:paragraph-properties fo:margin-left="0.97cm" fo:margin-right="0cm" fo:orphans="2" fo:widows="2" fo:text-indent="0cm" style:auto-text-indent="false"/>
      <style:text-properties fo:font-size="10pt" fo:language="en" fo:country="US" style:font-size-asian="10pt" style:font-size-complex="10pt"/>
    </style:style>
    <style:style style:name="P27" style:family="paragraph" style:parent-style-name="ConsPlusNonformat">
      <style:paragraph-properties fo:margin-left="0.97cm" fo:margin-right="0cm" fo:orphans="2" fo:widows="2" fo:text-indent="0cm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28" style:family="paragraph" style:parent-style-name="ConsPlusNonformat">
      <style:paragraph-properties fo:margin-top="0cm" fo:margin-bottom="0cm" fo:text-align="center" style:justify-single-word="false" fo:orphans="2" fo:widows="2" fo:background-color="#ffffff">
        <style:background-image/>
      </style:paragraph-properties>
      <style:text-properties style:font-name="Times New Roman" fo:font-size="10pt" style:font-size-asian="10pt" style:font-size-complex="10pt"/>
    </style:style>
    <style:style style:name="P29" style:family="paragraph" style:parent-style-name="ConsPlusNonformat">
      <style:paragraph-properties fo:orphans="2" fo:widows="2"/>
      <style:text-properties fo:font-size="10pt" style:font-size-asian="10pt" style:font-size-complex="10pt"/>
    </style:style>
    <style:style style:name="P30" style:family="paragraph" style:parent-style-name="ConsPlusNonformat">
      <style:paragraph-properties fo:margin-left="1.005cm" fo:margin-right="0cm" fo:orphans="2" fo:widows="2" fo:text-indent="0cm" style:auto-text-indent="false"/>
      <style:text-properties fo:font-size="10pt" style:font-size-asian="10pt" style:font-size-complex="10pt"/>
    </style:style>
    <style:style style:name="P31" style:family="paragraph" style:parent-style-name="ConsPlusNonformat">
      <style:paragraph-properties fo:margin-left="0cm" fo:margin-right="0cm" fo:orphans="2" fo:widows="2" fo:text-indent="0cm" style:auto-text-indent="false"/>
      <style:text-properties fo:font-size="10pt" fo:language="en" fo:country="US" style:font-size-asian="10pt" style:font-size-complex="10pt"/>
    </style:style>
    <style:style style:name="P32" style:family="paragraph" style:parent-style-name="ConsPlusNonformat">
      <style:paragraph-properties fo:margin-left="0cm" fo:margin-right="0cm" fo:orphans="2" fo:widows="2" fo:text-indent="0cm" style:auto-text-indent="false"/>
      <style:text-properties style:font-name="Times New Roman" fo:font-size="10pt" style:text-underline-style="solid" style:text-underline-width="auto" style:text-underline-color="font-color" style:font-size-asian="10pt" style:font-name-complex="Times New Roman" style:font-size-complex="10pt"/>
    </style:style>
    <style:style style:name="P33" style:family="paragraph">
      <style:paragraph-properties fo:text-align="start"/>
      <style:text-properties style:text-line-through-style="none" style:font-name="Times New Roman1" fo:font-size="10pt" fo:font-style="normal" style:text-underline-style="none" fo:font-weight="normal"/>
    </style:style>
    <style:style style:name="P34" style:family="paragraph">
      <style:paragraph-properties fo:text-align="start"/>
      <style:text-properties style:text-line-through-style="none" fo:font-size="10pt" fo:font-style="normal" style:text-underline-style="none"/>
    </style:style>
    <style:style style:name="P35" style:family="paragraph">
      <style:paragraph-properties fo:text-align="start"/>
    </style:style>
    <style:style style:name="P36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P37" style:family="paragraph">
      <style:paragraph-properties fo:text-align="start"/>
      <style:text-properties style:text-line-through-style="none" fo:font-style="normal" style:text-underline-style="none"/>
    </style:style>
    <style:style style:name="P38" style:family="paragraph">
      <style:paragraph-properties fo:text-align="start"/>
      <style:text-properties style:font-name="Times New Roman2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scale="100%" style:font-relief="none"/>
    </style:style>
    <style:style style:name="T2" style:family="text">
      <style:text-properties fo:language="ru" fo:country="RU"/>
    </style:style>
    <style:style style:name="T3" style:family="text">
      <style:text-properties fo:language="ru" fo:country="RU" style:font-name-complex="Times New Roman" style:font-weight-complex="bold"/>
    </style:style>
    <style:style style:name="T4" style:family="text">
      <style:text-properties style:font-name="Times New Roman"/>
    </style:style>
    <style:style style:name="T5" style:family="text">
      <style:text-properties style:font-name="Times New Roman" style:text-underline-style="solid" style:text-underline-width="auto" style:text-underline-color="font-color"/>
    </style:style>
    <style:style style:name="T6" style:family="text">
      <style:text-properties style:font-name="Times New Roman" style:text-underline-style="solid" style:text-underline-width="auto" style:text-underline-color="font-color" style:font-name-complex="Times New Roman"/>
    </style:style>
    <style:style style:name="T7" style:family="text">
      <style:text-properties style:font-name="Times New Roman" style:text-underline-style="solid" style:text-underline-width="auto" style:text-underline-color="font-color" fo:font-weight="bold" style:font-weight-asian="bold" style:font-name-complex="Times New Roman"/>
    </style:style>
    <style:style style:name="T8" style:family="text">
      <style:text-properties style:font-name="Times New Roman" style:text-underline-style="solid" style:text-underline-width="auto" style:text-underline-color="font-color" fo:font-weight="bold" style:font-weight-asian="bold" style:font-name-complex="Times New Roman" style:font-weight-complex="normal"/>
    </style:style>
    <style:style style:name="T9" style:family="text">
      <style:text-properties style:font-name="Times New Roman" style:text-underline-style="solid" style:text-underline-width="auto" style:text-underline-color="font-color" fo:font-weight="normal" style:font-weight-asian="normal" style:font-name-complex="Times New Roman" style:font-weight-complex="normal"/>
    </style:style>
    <style:style style:name="T10" style:family="text">
      <style:text-properties style:font-name="Times New Roman" style:font-name-complex="Times New Roman"/>
    </style:style>
    <style:style style:name="T11" style:family="text">
      <style:text-properties style:font-name="Times New Roman" fo:language="en" fo:country="US"/>
    </style:style>
    <style:style style:name="T12" style:family="text">
      <style:text-properties style:font-name="Times New Roman" fo:font-weight="bold" style:font-weight-asian="bold" style:font-name-complex="Times New Roman"/>
    </style:style>
    <style:style style:name="T13" style:family="text">
      <style:text-properties style:font-name="Times New Roman" fo:font-weight="bold" style:font-weight-asian="bold" style:font-name-complex="Times New Roman" style:font-weight-complex="normal"/>
    </style:style>
    <style:style style:name="T14" style:family="text">
      <style:text-properties style:font-name="Times New Roman" fo:font-weight="normal" style:font-weight-asian="normal" style:font-name-complex="Times New Roman" style:font-weight-complex="normal"/>
    </style:style>
    <style:style style:name="T15" style:family="text">
      <style:text-properties style:font-name="Times New Roman" fo:language="ru" fo:country="RU" style:text-underline-style="solid" style:text-underline-width="auto" style:text-underline-color="font-color" fo:font-weight="bold" style:font-weight-asian="bold" style:font-name-complex="Times New Roman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style:font-name-complex="Times New Roman"/>
    </style:style>
    <style:style style:name="T18" style:family="text">
      <style:text-properties fo:font-size="11pt" fo:language="ru" fo:country="RU" style:font-size-asian="11pt" style:font-name-complex="Times New Roman" style:font-size-complex="11pt" style:font-weight-complex="bold"/>
    </style:style>
    <style:style style:name="T19" style:family="text">
      <style:text-properties style:text-underline-style="none" style:font-name-complex="Times New Roman"/>
    </style:style>
    <style:style style:name="T20" style:family="text">
      <style:text-properties fo:font-weight="bold" style:font-weight-asian="bold"/>
    </style:style>
    <style:style style:name="T21" style:family="text">
      <style:text-properties fo:font-weight="bold" style:font-weight-asian="bold" style:font-weight-complex="normal"/>
    </style:style>
    <style:style style:name="T2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fo:border="solid #c0c0c0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fo:border="solid #c0c0c0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solid #c0c0c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6" style:family="graphic">
      <style:graphic-properties fo:border="solid #c0c0c0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xforms:model id="Model 1">
          <xforms:instance id="Instance 1">
            <instanceData/>
          </xforms:instance>
          <xsd:schema/>
        </xforms:model>
        <form:form form:name="Форма" form:apply-filter="true" form:command-type="tabl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  <form:fixed-text form:name="Метка 1" form:control-implementation="ooo:com.sun.star.form.component.FixedText" form:id="control1" form:label="Аппарат:"/>
          <form:fixed-text form:name="Метка 1" form:control-implementation="ooo:com.sun.star.form.component.FixedText" form:id="control2" form:label="Фамилия, имя, отчество:"/>
          <form:fixed-text form:name="Метка 1" form:control-implementation="ooo:com.sun.star.form.component.FixedText" form:id="control3" form:label="Возраст:"/>
          <form:fixed-text form:name="Метка 1" form:control-implementation="ooo:com.sun.star.form.component.FixedText" form:id="control4" form:label="Дата обследования:"/>
          <form:text form:name="ManufacturerModelName" form:control-implementation="ooo:com.sun.star.form.component.TextField" form:id="control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tudyViewprotocolDate" form:control-implementation="ooo:com.sun.star.form.component.TextField" form:id="control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atientName" form:control-implementation="ooo:com.sun.star.form.component.TextField" form:id="control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atientBirthDate" form:control-implementation="ooo:com.sun.star.form.component.TextField" form:id="control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1" form:control-implementation="ooo:com.sun.star.form.component.ComboBox" form:id="control9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Батрак С.И."/>
            <form:item form:label="Леткина З.Ю."/>
            <form:item form:label="Пелова Е.В."/>
            <form:item form:label="Сотиболдиев А.И."/>
            <form:item form:label="Шпилевая Н.Н."/>
            <form:item form:label="Зубкова Т.М."/>
            <form:item form:label="Алиджанова М.В."/>
          </form:combobox>
          <form:combobox form:name="Поле со списком 1" form:control-implementation="ooo:com.sun.star.form.component.ComboBox" form:id="control10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Аюпова Ф.Х."/>
            <form:item form:label="Серенко Л.В."/>
            <form:item form:label="Гиниатуллина Г.Н."/>
            <form:item form:label="Собирова Г.К."/>
            <form:item form:label="Букина Б.Б."/>
            <form:item form:label="Иригбаева А.Е."/>
            <form:item form:label="Иванова О.И."/>
            <form:item form:label="Бубушкина Л.В."/>
            <form:item form:label="Хозяшева Д.А."/>
            <form:item form:label="Донских А.И."/>
          </form:combobox>
          <form:textarea form:name="StudyViewprotocol" form:control-implementation="ooo:com.sun.star.form.component.TextField" form:id="control11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><text:span text:style-name="T1"/></text:p>
          </form:textarea>
          <form:combobox form:name="Поле со списком 1" form:control-implementation="ooo:com.sun.star.form.component.ComboBox" form:id="control12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Батрак С.И."/>
            <form:item form:label="Леткина З.Ю."/>
            <form:item form:label="Перлова Е.В."/>
            <form:item form:label="Сотиболдиев А.И."/>
            <form:item form:label="Шпилевая Н.Н."/>
            <form:item form:label="Зубкова Т.М."/>
            <form:item form:label="Алиджанова М.В."/>
          </form:combobox>
          <form:text form:name="Текстовое поле 3" form:control-implementation="ooo:com.sun.star.form.component.TextField" form:id="control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4" form:control-implementation="ooo:com.sun.star.form.component.ComboBox" form:id="control14" form:dropdown="true" form:size="20" form:current-value="не изменен" form:value="не изменен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не изменен"/>
            <form:item form:label="усилен"/>
            <form:item form:label="снижен"/>
            <form:item form:label="резко усилен"/>
            <form:item form:label="пылающий"/>
          </form:combobox>
          <form:combobox form:name="Поле со списком 4" form:control-implementation="ooo:com.sun.star.form.component.ComboBox" form:id="control15" form:dropdown="true" form:size="20" form:current-value="не визуализируются" form:value="не визуализируютс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визуализируются"/>
            <form:item form:label="не визуализируются"/>
          </form:combobox>
          <form:text form:name="Текстовое поле 3" form:control-implementation="ooo:com.sun.star.form.component.TextField" form:id="control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4" form:control-implementation="ooo:com.sun.star.form.component.ComboBox" form:id="control17" form:dropdown="true" form:size="20" form:current-value="форма округлая" form:value="форма округла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форма округлая"/>
            <form:item form:label="форма овальная"/>
            <form:item form:label="неправильной формы"/>
          </form:combobox>
          <form:combobox form:name="Поле со списком 4" form:control-implementation="ooo:com.sun.star.form.component.ComboBox" form:id="control18" form:dropdown="true" form:size="20" form:current-value="спаяны между собой" form:value="спаяны между собой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паяны между собой"/>
            <form:item form:label="в виде цепочки"/>
          </form:combobox>
          <form:combobox form:name="Поле со списком 4" form:control-implementation="ooo:com.sun.star.form.component.ComboBox" form:id="control19" form:dropdown="true" form:size="20" form:current-value="структура не изменена" form:value="структура не изменена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труктура изменена"/>
            <form:item form:label="структура не изменена"/>
          </form:combobox>
          <form:combobox form:name="Поле со списком 4" form:control-implementation="ooo:com.sun.star.form.component.ComboBox" form:id="control20" form:dropdown="true" form:size="20" form:current-value="с расширенной зоной ворот" form:value="с расширенной зоной ворот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 расширенной зоной коры"/>
            <form:item form:label="с расширенной зоной ворот"/>
            <form:item form:label="кора расширена, ворота смещены на перефирию"/>
            <form:item form:label="кора расширена, ворота в виде тонкой эхог. полоски"/>
          </form:combobox>
          <form:combobox form:name="Поле со списком 4" form:control-implementation="ooo:com.sun.star.form.component.ComboBox" form:id="control21" form:dropdown="true" form:size="20" form:current-value="при ЦДК кровоток не выявлен" form:value="при ЦДК кровоток не выявлен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при ЦДК кровоток не выявлен"/>
            <form:item form:label="при ЦДК кровоток выявлен внутри узла"/>
            <form:item form:label="при ЦДК кровоток смешанный"/>
            <form:item form:label="при ЦДК кровоток выявлен по перефирии"/>
          </form:combobox>
          <form:combobox form:name="Поле со списком 4" form:control-implementation="ooo:com.sun.star.form.component.ComboBox" form:id="control22" form:dropdown="true" form:size="20" form:current-value="не визуализируются" form:value="не визуализируютс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визуализируются"/>
            <form:item form:label="не визуализируются"/>
          </form:combobox>
          <form:text form:name="Текстовое поле 3" form:control-implementation="ooo:com.sun.star.form.component.TextField" form:id="control2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4" form:control-implementation="ooo:com.sun.star.form.component.ComboBox" form:id="control24" form:dropdown="true" form:size="20" form:current-value="форма округлая" form:value="форма округла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форма округлая"/>
            <form:item form:label="форма овальная"/>
            <form:item form:label="неправильной формы"/>
          </form:combobox>
          <form:combobox form:name="Поле со списком 4" form:control-implementation="ooo:com.sun.star.form.component.ComboBox" form:id="control25" form:dropdown="true" form:size="20" form:current-value="спаяны между собой" form:value="спаяны между собой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паяны между собой"/>
            <form:item form:label="в виде цепочки"/>
          </form:combobox>
          <form:combobox form:name="Поле со списком 4" form:control-implementation="ooo:com.sun.star.form.component.ComboBox" form:id="control26" form:dropdown="true" form:size="20" form:current-value="структура не изменена" form:value="структура не изменена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труктура изменена"/>
            <form:item form:label="структура не изменена"/>
          </form:combobox>
          <form:combobox form:name="Поле со списком 4" form:control-implementation="ooo:com.sun.star.form.component.ComboBox" form:id="control27" form:dropdown="true" form:size="20" form:current-value="с расширенной зоной ворот" form:value="с расширенной зоной ворот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 расширенной зоной коры"/>
            <form:item form:label="с расширенной зоной ворот"/>
            <form:item form:label="кора расширена, ворота смещены на перефирию"/>
            <form:item form:label="кора расширена, ворота в виде тонкой эхог. полоски"/>
          </form:combobox>
          <form:combobox form:name="Поле со списком 4" form:control-implementation="ooo:com.sun.star.form.component.ComboBox" form:id="control28" form:dropdown="true" form:size="20" form:current-value="при ЦДК кровоток не выявлен" form:value="при ЦДК кровоток не выявлен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при ЦДК кровоток не выявлен"/>
            <form:item form:label="при ЦДК кровоток выявлен внутри узла"/>
            <form:item form:label="при ЦДК кровоток смешанный"/>
            <form:item form:label="при ЦДК кровоток выявлен по перефирии"/>
          </form:combobox>
          <form:combobox form:name="Поле со списком 4" form:control-implementation="ooo:com.sun.star.form.component.ComboBox" form:id="control29" form:dropdown="true" form:size="20" form:current-value="не визуализируются" form:value="не визуализируютс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визуализируются"/>
            <form:item form:label="не визуализируются"/>
          </form:combobox>
          <form:text form:name="Текстовое поле 3" form:control-implementation="ooo:com.sun.star.form.component.TextField" form:id="control3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4" form:control-implementation="ooo:com.sun.star.form.component.ComboBox" form:id="control31" form:dropdown="true" form:size="20" form:current-value="форма округлая" form:value="форма округла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форма округлая"/>
            <form:item form:label="форма овальная"/>
            <form:item form:label="неправильной формы"/>
          </form:combobox>
          <form:combobox form:name="Поле со списком 4" form:control-implementation="ooo:com.sun.star.form.component.ComboBox" form:id="control32" form:dropdown="true" form:size="20" form:current-value="спаяны между собой" form:value="спаяны между собой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паяны между собой"/>
            <form:item form:label="в виде цепочки"/>
          </form:combobox>
          <form:combobox form:name="Поле со списком 4" form:control-implementation="ooo:com.sun.star.form.component.ComboBox" form:id="control33" form:dropdown="true" form:size="20" form:current-value="структура не изменена" form:value="структура не изменена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труктура изменена"/>
            <form:item form:label="структура не изменена"/>
          </form:combobox>
          <form:combobox form:name="Поле со списком 4" form:control-implementation="ooo:com.sun.star.form.component.ComboBox" form:id="control34" form:dropdown="true" form:size="20" form:current-value="с расширенной зоной ворот" form:value="с расширенной зоной ворот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 расширенной зоной коры"/>
            <form:item form:label="с расширенной зоной ворот"/>
            <form:item form:label="кора расширена, ворота смещены на перефирию"/>
            <form:item form:label="кора расширена, ворота в виде тонкой эхог. полоски"/>
          </form:combobox>
          <form:combobox form:name="Поле со списком 4" form:control-implementation="ooo:com.sun.star.form.component.ComboBox" form:id="control35" form:dropdown="true" form:size="20" form:current-value="при ЦДК кровоток не выявлен" form:value="при ЦДК кровоток не выявлен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при ЦДК кровоток не выявлен"/>
            <form:item form:label="при ЦДК кровоток выявлен внутри узла"/>
            <form:item form:label="при ЦДК кровоток смешанный"/>
            <form:item form:label="при ЦДК кровоток выявлен по перефирии"/>
          </form:combobox>
          <form:combobox form:name="Поле со списком 4" form:control-implementation="ooo:com.sun.star.form.component.ComboBox" form:id="control36" form:dropdown="true" form:size="20" form:current-value="не визуализируются" form:value="не визуализируютс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визуализируются"/>
            <form:item form:label="не визуализируются"/>
          </form:combobox>
          <form:text form:name="Текстовое поле 3" form:control-implementation="ooo:com.sun.star.form.component.TextField" form:id="control3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4" form:control-implementation="ooo:com.sun.star.form.component.ComboBox" form:id="control38" form:dropdown="true" form:size="20" form:current-value="форма округлая" form:value="форма округла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форма округлая"/>
            <form:item form:label="форма овальная"/>
            <form:item form:label="неправильной формы"/>
          </form:combobox>
          <form:combobox form:name="Поле со списком 4" form:control-implementation="ooo:com.sun.star.form.component.ComboBox" form:id="control39" form:dropdown="true" form:size="20" form:current-value="спаяны между собой" form:value="спаяны между собой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паяны между собой"/>
            <form:item form:label="в виде цепочки"/>
          </form:combobox>
          <form:combobox form:name="Поле со списком 4" form:control-implementation="ooo:com.sun.star.form.component.ComboBox" form:id="control40" form:dropdown="true" form:size="20" form:current-value="структура не изменена" form:value="структура не изменена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труктура изменена"/>
            <form:item form:label="структура не изменена"/>
          </form:combobox>
          <form:combobox form:name="Поле со списком 4" form:control-implementation="ooo:com.sun.star.form.component.ComboBox" form:id="control41" form:dropdown="true" form:size="20" form:current-value="с расширенной зоной ворот" form:value="с расширенной зоной ворот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 расширенной зоной коры"/>
            <form:item form:label="с расширенной зоной ворот"/>
            <form:item form:label="кора расширена, ворота смещены на перефирию"/>
            <form:item form:label="кора расширена, ворота в виде тонкой эхог. полоски"/>
          </form:combobox>
          <form:combobox form:name="Поле со списком 4" form:control-implementation="ooo:com.sun.star.form.component.ComboBox" form:id="control42" form:dropdown="true" form:size="20" form:current-value="при ЦДК кровоток не выявлен" form:value="при ЦДК кровоток не выявлен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при ЦДК кровоток не выявлен"/>
            <form:item form:label="при ЦДК кровоток выявлен внутри узла"/>
            <form:item form:label="при ЦДК кровоток смешанный"/>
            <form:item form:label="при ЦДК кровоток выявлен по перефирии"/>
          </form:combobox>
          <form:combobox form:name="Поле со списком 4" form:control-implementation="ooo:com.sun.star.form.component.ComboBox" form:id="control43" form:dropdown="true" form:size="20" form:current-value="не визуализируются" form:value="не визуализируютс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визуализируются"/>
            <form:item form:label="не визуализируются"/>
          </form:combobox>
          <form:text form:name="Текстовое поле 3" form:control-implementation="ooo:com.sun.star.form.component.TextField" form:id="control4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4" form:control-implementation="ooo:com.sun.star.form.component.ComboBox" form:id="control45" form:dropdown="true" form:size="20" form:current-value="форма округлая" form:value="форма округла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форма округлая"/>
            <form:item form:label="форма овальная"/>
            <form:item form:label="неправильной формы"/>
          </form:combobox>
          <form:combobox form:name="Поле со списком 4" form:control-implementation="ooo:com.sun.star.form.component.ComboBox" form:id="control46" form:dropdown="true" form:size="20" form:current-value="спаяны между собой" form:value="спаяны между собой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паяны между собой"/>
            <form:item form:label="в виде цепочки"/>
          </form:combobox>
          <form:combobox form:name="Поле со списком 4" form:control-implementation="ooo:com.sun.star.form.component.ComboBox" form:id="control47" form:dropdown="true" form:size="20" form:current-value="структура не изменена" form:value="структура не изменена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труктура изменена"/>
            <form:item form:label="структура не изменена"/>
          </form:combobox>
          <form:combobox form:name="Поле со списком 4" form:control-implementation="ooo:com.sun.star.form.component.ComboBox" form:id="control48" form:dropdown="true" form:size="20" form:current-value="с расширенной зоной ворот" form:value="с расширенной зоной ворот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 расширенной зоной коры"/>
            <form:item form:label="с расширенной зоной ворот"/>
            <form:item form:label="кора расширена, ворота смещены на перефирию"/>
            <form:item form:label="кора расширена, ворота в виде тонкой эхог. полоски"/>
          </form:combobox>
          <form:combobox form:name="Поле со списком 4" form:control-implementation="ooo:com.sun.star.form.component.ComboBox" form:id="control49" form:dropdown="true" form:size="20" form:current-value="при ЦДК кровоток не выявлен" form:value="при ЦДК кровоток не выявлен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при ЦДК кровоток не выявлен"/>
            <form:item form:label="при ЦДК кровоток выявлен внутри узла"/>
            <form:item form:label="при ЦДК кровоток смешанный"/>
            <form:item form:label="при ЦДК кровоток выявлен по перефирии"/>
          </form:combobox>
          <form:combobox form:name="Поле со списком 4" form:control-implementation="ooo:com.sun.star.form.component.ComboBox" form:id="control50" form:dropdown="true" form:size="20" form:current-value="не визуализируются" form:value="не визуализируютс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визуализируются"/>
            <form:item form:label="не визуализируются"/>
          </form:combobox>
          <form:text form:name="Текстовое поле 3" form:control-implementation="ooo:com.sun.star.form.component.TextField" form:id="control5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4" form:control-implementation="ooo:com.sun.star.form.component.ComboBox" form:id="control52" form:dropdown="true" form:size="20" form:current-value="форма округлая" form:value="форма округла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форма округлая"/>
            <form:item form:label="форма овальная"/>
            <form:item form:label="неправильной формы"/>
          </form:combobox>
          <form:combobox form:name="Поле со списком 4" form:control-implementation="ooo:com.sun.star.form.component.ComboBox" form:id="control53" form:dropdown="true" form:size="20" form:current-value="спаяны между собой" form:value="спаяны между собой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паяны между собой"/>
            <form:item form:label="в виде цепочки"/>
          </form:combobox>
          <form:combobox form:name="Поле со списком 4" form:control-implementation="ooo:com.sun.star.form.component.ComboBox" form:id="control54" form:dropdown="true" form:size="20" form:current-value="структура не изменена" form:value="структура не изменена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труктура изменена"/>
            <form:item form:label="структура не изменена"/>
          </form:combobox>
          <form:combobox form:name="Поле со списком 4" form:control-implementation="ooo:com.sun.star.form.component.ComboBox" form:id="control55" form:dropdown="true" form:size="20" form:current-value="с расширенной зоной ворот" form:value="с расширенной зоной ворот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 расширенной зоной коры"/>
            <form:item form:label="с расширенной зоной ворот"/>
            <form:item form:label="кора расширена, ворота смещены на перефирию"/>
            <form:item form:label="кора расширена, ворота в виде тонкой эхог. полоски"/>
          </form:combobox>
          <form:combobox form:name="Поле со списком 4" form:control-implementation="ooo:com.sun.star.form.component.ComboBox" form:id="control56" form:dropdown="true" form:size="20" form:current-value="при ЦДК кровоток не выявлен" form:value="при ЦДК кровоток не выявлен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при ЦДК кровоток не выявлен"/>
            <form:item form:label="при ЦДК кровоток выявлен внутри узла"/>
            <form:item form:label="при ЦДК кровоток смешанный"/>
            <form:item form:label="при ЦДК кровоток выявлен по перефирии"/>
          </form:combobox>
          <form:combobox form:name="Поле со списком 4" form:control-implementation="ooo:com.sun.star.form.component.ComboBox" form:id="control57" form:dropdown="true" form:size="20" form:current-value="не визуализируются" form:value="не визуализируютс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визуализируются"/>
            <form:item form:label="не визуализируются"/>
          </form:combobox>
          <form:text form:name="Текстовое поле 3" form:control-implementation="ooo:com.sun.star.form.component.TextField" form:id="control5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4" form:control-implementation="ooo:com.sun.star.form.component.ComboBox" form:id="control59" form:dropdown="true" form:size="20" form:current-value="форма округлая" form:value="форма округла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форма округлая"/>
            <form:item form:label="форма овальная"/>
            <form:item form:label="неправильной формы"/>
          </form:combobox>
          <form:combobox form:name="Поле со списком 4" form:control-implementation="ooo:com.sun.star.form.component.ComboBox" form:id="control60" form:dropdown="true" form:size="20" form:current-value="спаяны между собой" form:value="спаяны между собой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паяны между собой"/>
            <form:item form:label="в виде цепочки"/>
          </form:combobox>
          <form:combobox form:name="Поле со списком 4" form:control-implementation="ooo:com.sun.star.form.component.ComboBox" form:id="control61" form:dropdown="true" form:size="20" form:current-value="структура не изменена" form:value="структура не изменена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труктура изменена"/>
            <form:item form:label="структура не изменена"/>
          </form:combobox>
          <form:combobox form:name="Поле со списком 4" form:control-implementation="ooo:com.sun.star.form.component.ComboBox" form:id="control62" form:dropdown="true" form:size="20" form:current-value="с расширенной зоной ворот" form:value="с расширенной зоной ворот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 расширенной зоной коры"/>
            <form:item form:label="с расширенной зоной ворот"/>
            <form:item form:label="кора расширена, ворота смещены на перефирию"/>
            <form:item form:label="кора расширена, ворота в виде тонкой эхог. полоски"/>
          </form:combobox>
          <form:combobox form:name="Поле со списком 4" form:control-implementation="ooo:com.sun.star.form.component.ComboBox" form:id="control63" form:dropdown="true" form:size="20" form:current-value="при ЦДК кровоток не выявлен" form:value="при ЦДК кровоток не выявлен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при ЦДК кровоток не выявлен"/>
            <form:item form:label="при ЦДК кровоток выявлен внутри узла"/>
            <form:item form:label="при ЦДК кровоток смешанный"/>
            <form:item form:label="при ЦДК кровоток выявлен по перефирии"/>
          </form:combobox>
          <form:combobox form:name="Поле со списком 4" form:control-implementation="ooo:com.sun.star.form.component.ComboBox" form:id="control64" form:dropdown="true" form:size="20" form:current-value="не визуализируются" form:value="не визуализируютс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визуализируются"/>
            <form:item form:label="не визуализируются"/>
          </form:combobox>
          <form:text form:name="Текстовое поле 3" form:control-implementation="ooo:com.sun.star.form.component.TextField" form:id="control6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4" form:control-implementation="ooo:com.sun.star.form.component.ComboBox" form:id="control66" form:dropdown="true" form:size="20" form:current-value="форма округлая" form:value="форма округла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форма округлая"/>
            <form:item form:label="форма овальная"/>
            <form:item form:label="неправильной формы"/>
          </form:combobox>
          <form:combobox form:name="Поле со списком 4" form:control-implementation="ooo:com.sun.star.form.component.ComboBox" form:id="control67" form:dropdown="true" form:size="20" form:current-value="спаяны между собой" form:value="спаяны между собой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паяны между собой"/>
            <form:item form:label="в виде цепочки"/>
          </form:combobox>
          <form:combobox form:name="Поле со списком 4" form:control-implementation="ooo:com.sun.star.form.component.ComboBox" form:id="control68" form:dropdown="true" form:size="20" form:current-value="структура не изменена" form:value="структура не изменена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труктура изменена"/>
            <form:item form:label="структура не изменена"/>
          </form:combobox>
          <form:combobox form:name="Поле со списком 4" form:control-implementation="ooo:com.sun.star.form.component.ComboBox" form:id="control69" form:dropdown="true" form:size="20" form:current-value="с расширенной зоной ворот" form:value="с расширенной зоной ворот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 расширенной зоной коры"/>
            <form:item form:label="с расширенной зоной ворот"/>
            <form:item form:label="кора расширена, ворота смещены на перефирию"/>
            <form:item form:label="кора расширена, ворота в виде тонкой эхог. полоски"/>
          </form:combobox>
          <form:combobox form:name="Поле со списком 4" form:control-implementation="ooo:com.sun.star.form.component.ComboBox" form:id="control70" form:dropdown="true" form:size="20" form:current-value="при ЦДК кровоток не выявлен" form:value="при ЦДК кровоток не выявлен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при ЦДК кровоток не выявлен"/>
            <form:item form:label="при ЦДК кровоток выявлен внутри узла"/>
            <form:item form:label="при ЦДК кровоток смешанный"/>
            <form:item form:label="при ЦДК кровоток выявлен по перефирии"/>
          </form:combobox>
          <form:combobox form:name="Поле со списком 4" form:control-implementation="ooo:com.sun.star.form.component.ComboBox" form:id="control71" form:dropdown="true" form:size="20" form:current-value="не визуализируются" form:value="не визуализируютс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визуализируются"/>
            <form:item form:label="не визуализируются"/>
          </form:combobox>
          <form:text form:name="Текстовое поле 3" form:control-implementation="ooo:com.sun.star.form.component.TextField" form:id="control7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4" form:control-implementation="ooo:com.sun.star.form.component.ComboBox" form:id="control73" form:dropdown="true" form:size="20" form:current-value="форма округлая" form:value="форма округла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форма округлая"/>
            <form:item form:label="форма овальная"/>
            <form:item form:label="неправильной формы"/>
          </form:combobox>
          <form:combobox form:name="Поле со списком 4" form:control-implementation="ooo:com.sun.star.form.component.ComboBox" form:id="control74" form:dropdown="true" form:size="20" form:current-value="спаяны между собой" form:value="спаяны между собой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паяны между собой"/>
            <form:item form:label="в виде цепочки"/>
          </form:combobox>
          <form:combobox form:name="Поле со списком 4" form:control-implementation="ooo:com.sun.star.form.component.ComboBox" form:id="control75" form:dropdown="true" form:size="20" form:current-value="структура не изменена" form:value="структура не изменена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труктура изменена"/>
            <form:item form:label="структура не изменена"/>
          </form:combobox>
          <form:combobox form:name="Поле со списком 4" form:control-implementation="ooo:com.sun.star.form.component.ComboBox" form:id="control76" form:dropdown="true" form:size="20" form:current-value="с расширенной зоной ворот" form:value="с расширенной зоной ворот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 расширенной зоной коры"/>
            <form:item form:label="с расширенной зоной ворот"/>
            <form:item form:label="кора расширена, ворота смещены на перефирию"/>
            <form:item form:label="кора расширена, ворота в виде тонкой эхог. полоски"/>
          </form:combobox>
          <form:combobox form:name="Поле со списком 4" form:control-implementation="ooo:com.sun.star.form.component.ComboBox" form:id="control77" form:dropdown="true" form:size="20" form:current-value="при ЦДК кровоток не выявлен" form:value="при ЦДК кровоток не выявлен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при ЦДК кровоток не выявлен"/>
            <form:item form:label="при ЦДК кровоток выявлен внутри узла"/>
            <form:item form:label="при ЦДК кровоток смешанный"/>
            <form:item form:label="при ЦДК кровоток выявлен по перефирии"/>
          </form:combobox>
          <form:combobox form:name="Поле со списком 4" form:control-implementation="ooo:com.sun.star.form.component.ComboBox" form:id="control78" form:dropdown="true" form:size="20" form:current-value="не визуализируются" form:value="не визуализируютс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визуализируются"/>
            <form:item form:label="не визуализируются"/>
          </form:combobox>
          <form:text form:name="Текстовое поле 3" form:control-implementation="ooo:com.sun.star.form.component.TextField" form:id="control7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4" form:control-implementation="ooo:com.sun.star.form.component.ComboBox" form:id="control80" form:dropdown="true" form:size="20" form:current-value="форма округлая" form:value="форма округла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форма округлая"/>
            <form:item form:label="форма овальная"/>
            <form:item form:label="неправильной формы"/>
          </form:combobox>
          <form:combobox form:name="Поле со списком 4" form:control-implementation="ooo:com.sun.star.form.component.ComboBox" form:id="control81" form:dropdown="true" form:size="20" form:current-value="спаяны между собой" form:value="спаяны между собой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паяны между собой"/>
            <form:item form:label="в виде цепочки"/>
          </form:combobox>
          <form:combobox form:name="Поле со списком 4" form:control-implementation="ooo:com.sun.star.form.component.ComboBox" form:id="control82" form:dropdown="true" form:size="20" form:current-value="структура не изменена" form:value="структура не изменена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труктура изменена"/>
            <form:item form:label="структура не изменена"/>
          </form:combobox>
          <form:combobox form:name="Поле со списком 4" form:control-implementation="ooo:com.sun.star.form.component.ComboBox" form:id="control83" form:dropdown="true" form:size="20" form:current-value="с расширенной зоной ворот" form:value="с расширенной зоной ворот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 расширенной зоной коры"/>
            <form:item form:label="с расширенной зоной ворот"/>
            <form:item form:label="кора расширена, ворота смещены на перефирию"/>
            <form:item form:label="кора расширена, ворота в виде тонкой эхог. полоски"/>
          </form:combobox>
          <form:combobox form:name="Поле со списком 4" form:control-implementation="ooo:com.sun.star.form.component.ComboBox" form:id="control84" form:dropdown="true" form:size="20" form:current-value="при ЦДК кровоток не выявлен" form:value="при ЦДК кровоток не выявлен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при ЦДК кровоток не выявлен"/>
            <form:item form:label="при ЦДК кровоток выявлен внутри узла"/>
            <form:item form:label="при ЦДК кровоток смешанный"/>
            <form:item form:label="при ЦДК кровоток выявлен по перефирии"/>
          </form:combobox>
          <form:combobox form:name="Поле со списком 4" form:control-implementation="ooo:com.sun.star.form.component.ComboBox" form:id="control85" form:dropdown="true" form:size="20" form:current-value="не визуализируются" form:value="не визуализируютс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визуализируются"/>
            <form:item form:label="не визуализируются"/>
          </form:combobox>
          <form:text form:name="Текстовое поле 3" form:control-implementation="ooo:com.sun.star.form.component.TextField" form:id="control8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4" form:control-implementation="ooo:com.sun.star.form.component.ComboBox" form:id="control87" form:dropdown="true" form:size="20" form:current-value="форма округлая" form:value="форма округла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форма округлая"/>
            <form:item form:label="форма овальная"/>
            <form:item form:label="неправильной формы"/>
          </form:combobox>
          <form:combobox form:name="Поле со списком 4" form:control-implementation="ooo:com.sun.star.form.component.ComboBox" form:id="control88" form:dropdown="true" form:size="20" form:current-value="спаяны между собой" form:value="спаяны между собой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паяны между собой"/>
            <form:item form:label="в виде цепочки"/>
          </form:combobox>
          <form:combobox form:name="Поле со списком 4" form:control-implementation="ooo:com.sun.star.form.component.ComboBox" form:id="control89" form:dropdown="true" form:size="20" form:current-value="структура не изменена" form:value="структура не изменена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труктура изменена"/>
            <form:item form:label="структура не изменена"/>
          </form:combobox>
          <form:combobox form:name="Поле со списком 4" form:control-implementation="ooo:com.sun.star.form.component.ComboBox" form:id="control90" form:dropdown="true" form:size="20" form:current-value="с расширенной зоной ворот" form:value="с расширенной зоной ворот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 расширенной зоной коры"/>
            <form:item form:label="с расширенной зоной ворот"/>
            <form:item form:label="кора расширена, ворота смещены на перефирию"/>
            <form:item form:label="кора расширена, ворота в виде тонкой эхог. полоски"/>
          </form:combobox>
          <form:combobox form:name="Поле со списком 4" form:control-implementation="ooo:com.sun.star.form.component.ComboBox" form:id="control91" form:dropdown="true" form:size="20" form:current-value="при ЦДК кровоток не выявлен" form:value="при ЦДК кровоток не выявлен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при ЦДК кровоток не выявлен"/>
            <form:item form:label="при ЦДК кровоток выявлен внутри узла"/>
            <form:item form:label="при ЦДК кровоток смешанный"/>
            <form:item form:label="при ЦДК кровоток выявлен по перефирии"/>
          </form:combobox>
          <form:combobox form:name="Поле со списком 4" form:control-implementation="ooo:com.sun.star.form.component.ComboBox" form:id="control92" form:dropdown="true" form:size="20" form:current-value="не визуализируются" form:value="не визуализируютс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визуализируются"/>
            <form:item form:label="не визуализируются"/>
          </form:combobox>
          <form:text form:name="Текстовое поле 3" form:control-implementation="ooo:com.sun.star.form.component.TextField" form:id="control9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4" form:control-implementation="ooo:com.sun.star.form.component.ComboBox" form:id="control94" form:dropdown="true" form:size="20" form:current-value="форма округлая" form:value="форма округла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форма округлая"/>
            <form:item form:label="форма овальная"/>
            <form:item form:label="неправильной формы"/>
          </form:combobox>
          <form:combobox form:name="Поле со списком 4" form:control-implementation="ooo:com.sun.star.form.component.ComboBox" form:id="control95" form:dropdown="true" form:size="20" form:current-value="спаяны между собой" form:value="спаяны между собой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паяны между собой"/>
            <form:item form:label="в виде цепочки"/>
          </form:combobox>
          <form:combobox form:name="Поле со списком 4" form:control-implementation="ooo:com.sun.star.form.component.ComboBox" form:id="control96" form:dropdown="true" form:size="20" form:current-value="структура не изменена" form:value="структура не изменена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труктура изменена"/>
            <form:item form:label="структура не изменена"/>
          </form:combobox>
          <form:combobox form:name="Поле со списком 4" form:control-implementation="ooo:com.sun.star.form.component.ComboBox" form:id="control97" form:dropdown="true" form:size="20" form:current-value="с расширенной зоной ворот" form:value="с расширенной зоной ворот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 расширенной зоной коры"/>
            <form:item form:label="с расширенной зоной ворот"/>
            <form:item form:label="кора расширена, ворота смещены на перефирию"/>
            <form:item form:label="кора расширена, ворота в виде тонкой эхог. полоски"/>
          </form:combobox>
          <form:combobox form:name="Поле со списком 4" form:control-implementation="ooo:com.sun.star.form.component.ComboBox" form:id="control98" form:dropdown="true" form:size="20" form:current-value="при ЦДК кровоток не выявлен" form:value="при ЦДК кровоток не выявлен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при ЦДК кровоток не выявлен"/>
            <form:item form:label="при ЦДК кровоток выявлен внутри узла"/>
            <form:item form:label="при ЦДК кровоток смешанный"/>
            <form:item form:label="при ЦДК кровоток выявлен по перефирии"/>
          </form:combobox>
          <form:combobox form:name="Поле со списком 4" form:control-implementation="ooo:com.sun.star.form.component.ComboBox" form:id="control99" form:dropdown="true" form:size="20" form:current-value="не визуализируются" form:value="не визуализируютс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визуализируются"/>
            <form:item form:label="не визуализируются"/>
          </form:combobox>
          <form:text form:name="Текстовое поле 3" form:control-implementation="ooo:com.sun.star.form.component.TextField" form:id="control10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4" form:control-implementation="ooo:com.sun.star.form.component.ComboBox" form:id="control101" form:dropdown="true" form:size="20" form:current-value="форма округлая" form:value="форма округла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форма округлая"/>
            <form:item form:label="форма овальная"/>
            <form:item form:label="неправильной формы"/>
          </form:combobox>
          <form:combobox form:name="Поле со списком 4" form:control-implementation="ooo:com.sun.star.form.component.ComboBox" form:id="control102" form:dropdown="true" form:size="20" form:current-value="спаяны между собой" form:value="спаяны между собой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паяны между собой"/>
            <form:item form:label="в виде цепочки"/>
          </form:combobox>
          <form:combobox form:name="Поле со списком 4" form:control-implementation="ooo:com.sun.star.form.component.ComboBox" form:id="control103" form:dropdown="true" form:size="20" form:current-value="структура не изменена" form:value="структура не изменена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труктура изменена"/>
            <form:item form:label="структура не изменена"/>
          </form:combobox>
          <form:combobox form:name="Поле со списком 4" form:control-implementation="ooo:com.sun.star.form.component.ComboBox" form:id="control104" form:dropdown="true" form:size="20" form:current-value="с расширенной зоной ворот" form:value="с расширенной зоной ворот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 расширенной зоной коры"/>
            <form:item form:label="с расширенной зоной ворот"/>
            <form:item form:label="кора расширена, ворота смещены на перефирию"/>
            <form:item form:label="кора расширена, ворота в виде тонкой эхог. полоски"/>
          </form:combobox>
          <form:combobox form:name="Поле со списком 4" form:control-implementation="ooo:com.sun.star.form.component.ComboBox" form:id="control105" form:dropdown="true" form:size="20" form:current-value="при ЦДК кровоток не выявлен" form:value="при ЦДК кровоток не выявлен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при ЦДК кровоток не выявлен"/>
            <form:item form:label="при ЦДК кровоток выявлен внутри узла"/>
            <form:item form:label="при ЦДК кровоток смешанный"/>
            <form:item form:label="при ЦДК кровоток выявлен по перефирии"/>
          </form:combobox>
          <form:combobox form:name="Поле со списком 4" form:control-implementation="ooo:com.sun.star.form.component.ComboBox" form:id="control106" form:dropdown="true" form:size="20" form:current-value="не визуализируются" form:value="не визуализируютс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визуализируются"/>
            <form:item form:label="не визуализируются"/>
          </form:combobox>
          <form:text form:name="Текстовое поле 3" form:control-implementation="ooo:com.sun.star.form.component.TextField" form:id="control10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4" form:control-implementation="ooo:com.sun.star.form.component.ComboBox" form:id="control108" form:dropdown="true" form:size="20" form:current-value="форма округлая" form:value="форма округла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форма округлая"/>
            <form:item form:label="форма овальная"/>
            <form:item form:label="неправильной формы"/>
          </form:combobox>
          <form:combobox form:name="Поле со списком 4" form:control-implementation="ooo:com.sun.star.form.component.ComboBox" form:id="control109" form:dropdown="true" form:size="20" form:current-value="спаяны между собой" form:value="спаяны между собой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паяны между собой"/>
            <form:item form:label="в виде цепочки"/>
          </form:combobox>
          <form:combobox form:name="Поле со списком 4" form:control-implementation="ooo:com.sun.star.form.component.ComboBox" form:id="control110" form:dropdown="true" form:size="20" form:current-value="структура не изменена" form:value="структура не изменена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труктура изменена"/>
            <form:item form:label="структура не изменена"/>
          </form:combobox>
          <form:combobox form:name="Поле со списком 4" form:control-implementation="ooo:com.sun.star.form.component.ComboBox" form:id="control111" form:dropdown="true" form:size="20" form:current-value="с расширенной зоной ворот" form:value="с расширенной зоной ворот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 расширенной зоной коры"/>
            <form:item form:label="с расширенной зоной ворот"/>
            <form:item form:label="кора расширена, ворота смещены на перефирию"/>
            <form:item form:label="кора расширена, ворота в виде тонкой эхог. полоски"/>
          </form:combobox>
          <form:combobox form:name="Поле со списком 4" form:control-implementation="ooo:com.sun.star.form.component.ComboBox" form:id="control112" form:dropdown="true" form:size="20" form:current-value="при ЦДК кровоток не выявлен" form:value="при ЦДК кровоток не выявлен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при ЦДК кровоток не выявлен"/>
            <form:item form:label="при ЦДК кровоток выявлен внутри узла"/>
            <form:item form:label="при ЦДК кровоток смешанный"/>
            <form:item form:label="при ЦДК кровоток выявлен по перефирии"/>
          </form:combobox>
          <form:combobox form:name="Поле со списком 4" form:control-implementation="ooo:com.sun.star.form.component.ComboBox" form:id="control113" form:dropdown="true" form:size="20" form:current-value="не визуализируются" form:value="не визуализируютс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визуализируются"/>
            <form:item form:label="не визуализируются"/>
          </form:combobox>
          <form:text form:name="Текстовое поле 3" form:control-implementation="ooo:com.sun.star.form.component.TextField" form:id="control1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4" form:control-implementation="ooo:com.sun.star.form.component.ComboBox" form:id="control115" form:dropdown="true" form:size="20" form:current-value="форма округлая" form:value="форма округла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форма округлая"/>
            <form:item form:label="форма овальная"/>
            <form:item form:label="неправильной формы"/>
          </form:combobox>
          <form:combobox form:name="Поле со списком 4" form:control-implementation="ooo:com.sun.star.form.component.ComboBox" form:id="control116" form:dropdown="true" form:size="20" form:current-value="спаяны между собой" form:value="спаяны между собой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паяны между собой"/>
            <form:item form:label="в виде цепочки"/>
          </form:combobox>
          <form:combobox form:name="Поле со списком 4" form:control-implementation="ooo:com.sun.star.form.component.ComboBox" form:id="control117" form:dropdown="true" form:size="20" form:current-value="структура не изменена" form:value="структура не изменена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труктура изменена"/>
            <form:item form:label="структура не изменена"/>
          </form:combobox>
          <form:combobox form:name="Поле со списком 4" form:control-implementation="ooo:com.sun.star.form.component.ComboBox" form:id="control118" form:dropdown="true" form:size="20" form:current-value="с расширенной зоной ворот" form:value="с расширенной зоной ворот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 расширенной зоной коры"/>
            <form:item form:label="с расширенной зоной ворот"/>
            <form:item form:label="кора расширена, ворота смещены на перефирию"/>
            <form:item form:label="кора расширена, ворота в виде тонкой эхог. полоски"/>
          </form:combobox>
          <form:combobox form:name="Поле со списком 4" form:control-implementation="ooo:com.sun.star.form.component.ComboBox" form:id="control119" form:dropdown="true" form:size="20" form:current-value="при ЦДК кровоток не выявлен" form:value="при ЦДК кровоток не выявлен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при ЦДК кровоток не выявлен"/>
            <form:item form:label="при ЦДК кровоток выявлен внутри узла"/>
            <form:item form:label="при ЦДК кровоток смешанный"/>
            <form:item form:label="при ЦДК кровоток выявлен по перефирии"/>
          </form:combobox>
          <form:combobox form:name="Поле со списком 4" form:control-implementation="ooo:com.sun.star.form.component.ComboBox" form:id="control120" form:dropdown="true" form:size="20" form:current-value="не визуализируются" form:value="не визуализируютс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визуализируются"/>
            <form:item form:label="не визуализируются"/>
          </form:combobox>
          <form:text form:name="Текстовое поле 3" form:control-implementation="ooo:com.sun.star.form.component.TextField" form:id="control12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4" form:control-implementation="ooo:com.sun.star.form.component.ComboBox" form:id="control122" form:dropdown="true" form:size="20" form:current-value="форма округлая" form:value="форма округла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форма округлая"/>
            <form:item form:label="форма овальная"/>
            <form:item form:label="неправильной формы"/>
          </form:combobox>
          <form:combobox form:name="Поле со списком 4" form:control-implementation="ooo:com.sun.star.form.component.ComboBox" form:id="control123" form:dropdown="true" form:size="20" form:current-value="спаяны между собой" form:value="спаяны между собой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паяны между собой"/>
            <form:item form:label="в виде цепочки"/>
          </form:combobox>
          <form:combobox form:name="Поле со списком 4" form:control-implementation="ooo:com.sun.star.form.component.ComboBox" form:id="control124" form:dropdown="true" form:size="20" form:current-value="структура не изменена" form:value="структура не изменена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труктура изменена"/>
            <form:item form:label="структура не изменена"/>
          </form:combobox>
          <form:combobox form:name="Поле со списком 4" form:control-implementation="ooo:com.sun.star.form.component.ComboBox" form:id="control125" form:dropdown="true" form:size="20" form:current-value="с расширенной зоной ворот" form:value="с расширенной зоной ворот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 расширенной зоной коры"/>
            <form:item form:label="с расширенной зоной ворот"/>
            <form:item form:label="кора расширена, ворота смещены на перефирию"/>
            <form:item form:label="кора расширена, ворота в виде тонкой эхог. полоски"/>
          </form:combobox>
          <form:combobox form:name="Поле со списком 4" form:control-implementation="ooo:com.sun.star.form.component.ComboBox" form:id="control126" form:dropdown="true" form:size="20" form:current-value="при ЦДК кровоток не выявлен" form:value="при ЦДК кровоток не выявлен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при ЦДК кровоток не выявлен"/>
            <form:item form:label="при ЦДК кровоток выявлен внутри узла"/>
            <form:item form:label="при ЦДК кровоток смешанный"/>
            <form:item form:label="при ЦДК кровоток выявлен по перефирии"/>
          </form:combobox>
        </form:form>
      </office:forms>
      <text:variable-decls>
        <text:variable-decl office:value-type="string" text:name="00081090"/>
        <text:variable-decl office:value-type="string" text:name="00080020"/>
        <text:variable-decl office:value-type="string" text:name="00100010"/>
        <text:variable-decl office:value-type="string" text:name="00100030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1" draw:style-name="gr1" draw:text-style-name="P33" svg:width="1.706cm" svg:height="0.5cm" svg:x="2.039cm" svg:y="4.794cm" draw:control="control1"/>
      <draw:control text:anchor-type="page" text:anchor-page-number="1" draw:z-index="2" draw:style-name="gr1" draw:text-style-name="P33" svg:width="4.493cm" svg:height="0.5cm" svg:x="2.039cm" svg:y="5.793cm" draw:control="control2"/>
      <draw:control text:anchor-type="page" text:anchor-page-number="1" draw:z-index="3" draw:style-name="gr1" draw:text-style-name="P33" svg:width="1.502cm" svg:height="0.5cm" svg:x="11.61cm" svg:y="5.733cm" draw:control="control3"/>
      <draw:control text:anchor-type="page" text:anchor-page-number="1" draw:z-index="4" draw:style-name="gr2" draw:text-style-name="P33" svg:width="3.53cm" svg:height="0.5cm" svg:x="2.039cm" svg:y="5.293cm" draw:control="control4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0"><draw:frame draw:style-name="fr1" draw:name="Графический объект2" text:anchor-type="paragraph" svg:x="0.31cm" svg:y="0.116cm" svg:width="1.207cm" svg:height="1.309cm" draw:z-index="0"><draw:image xlink:href="Pictures/200000070000082B000008CA6B55A114.svm" xlink:type="simple" xlink:show="embed" xlink:actuate="onLoad"/></draw:frame></text:p>
          </table:table-cell>
          <table:table-cell table:style-name="Таблица1.B1" office:value-type="string">
            <text:p text:style-name="P3">МУЗ «Клиническая городская поликлиника №1»</text:p>
            <text:p text:style-name="P4">Отделение функциональной и УЗ диагностики</text:p>
            <text:p text:style-name="P4">г. Сургут, <text:s/>ул. Студенческая, 18 <text:s/><text:span text:style-name="T2">тел.</text:span> 31-92-27</text:p>
            <text:p text:style-name="P4"><text:s text:c="18"/>ул. Сибирская, 14/2 <text:s/><text:span text:style-name="T2">тел.</text:span> <text:s/>52-56-18 </text:p>
          </table:table-cell>
        </table:table-row>
      </table:table>
      <text:h text:style-name="P23" text:outline-level="1"/>
      <text:h text:style-name="P23" text:outline-level="1">ПРОТОКОЛ</text:h>
      <text:p text:style-name="P28"><text:span text:style-name="T3">УЛЬТРАЗВУКОВОГО ИССЛЕДОВАНИЯ ПЕРИФЕРИЧЕСКИХ ЛИМФАТИЧЕСКИХ УЗЛОВ </text:span></text:p>
      <text:p text:style-name="P5"/>
      <text:p text:style-name="P5"><draw:control text:anchor-type="paragraph" draw:z-index="5" draw:style-name="gr3" draw:text-style-name="P34" svg:width="11.875cm" svg:height="0.421cm" svg:x="1.568cm" svg:y="0.203cm" draw:control="control5"/></text:p>
      <text:p text:style-name="P2"><draw:control text:anchor-type="paragraph" draw:z-index="6" draw:style-name="gr3" draw:text-style-name="P34" svg:width="2.664cm" svg:height="0.421cm" svg:x="3.103cm" svg:y="0.295cm" draw:control="control6"/></text:p>
      <text:p text:style-name="P2"><draw:control text:anchor-type="paragraph" draw:z-index="7" draw:style-name="gr3" draw:text-style-name="P34" svg:width="5.529cm" svg:height="0.421cm" svg:x="3.925cm" svg:y="0.307cm" draw:control="control7"/><draw:control text:anchor-type="paragraph" draw:z-index="8" draw:style-name="gr3" draw:text-style-name="P34" svg:width="2.421cm" svg:height="0.421cm" svg:x="11.005cm" svg:y="0.247cm" draw:control="control8"/></text:p>
      <text:p text:style-name="Standard"/>
      <text:p text:style-name="P12"><text:bookmark-start text:name="РегионЛимфУзл1"/><text:bookmark-end text:name="РегионЛимфУзл1"/><text:span text:style-name="T5"/></text:p>
      <text:p text:style-name="P15"><text:span text:style-name="T7">Подчелюстные лимфатические узлы:</text:span><text:span text:style-name="T6"> </text:span></text:p>
      <text:p text:style-name="P16"><text:span text:style-name="T10">справа: </text:span><text:span text:style-name="T10"><draw:control text:anchor-type="as-char" svg:y="-0.272cm" draw:z-index="15" draw:style-name="gr6" draw:text-style-name="P38" svg:width="3.049cm" svg:height="0.35cm" draw:control="control15"/></text:span><text:bookmark-start text:name="ПодчелЛимфУзл"/><text:span text:style-name="T10"> </text:span><text:bookmark-end text:name="ПодчелЛимфУзл"/><text:span text:style-name="T10"><draw:control text:anchor-type="as-char" svg:y="-0.259cm" draw:z-index="16" draw:style-name="gr6" draw:text-style-name="P37" svg:width="0.888cm" svg:height="0.35cm" draw:control="control16"/></text:span><text:span text:style-name="T10"> </text:span><text:span text:style-name="T10"><draw:control text:anchor-type="as-char" svg:y="-0.272cm" draw:z-index="17" draw:style-name="gr6" draw:text-style-name="P38" svg:width="2.444cm" svg:height="0.35cm" draw:control="control17"/></text:span><text:span text:style-name="T10"> </text:span><text:span text:style-name="T10"><draw:control text:anchor-type="as-char" svg:y="-0.272cm" draw:z-index="18" draw:style-name="gr6" draw:text-style-name="P38" svg:width="3.209cm" svg:height="0.35cm" draw:control="control18"/></text:span><text:bookmark-start text:name="ПолеСоСписком3"/><text:span text:style-name="T10"> </text:span><text:bookmark-end text:name="ПолеСоСписком3"/><text:span text:style-name="T10"><draw:control text:anchor-type="as-char" svg:y="-0.272cm" draw:z-index="19" draw:style-name="gr6" draw:text-style-name="P38" svg:width="3.245cm" svg:height="0.35cm" draw:control="control19"/></text:span><text:bookmark-start text:name="ПодчелЛимУзлСпСтрук"/><text:span text:style-name="T10"> </text:span><text:bookmark-end text:name="ПодчелЛимУзлСпСтрук"/><text:span text:style-name="T10"><draw:control text:anchor-type="as-char" svg:y="-0.272cm" draw:z-index="20" draw:style-name="gr6" draw:text-style-name="P38" svg:width="4.021cm" svg:height="0.35cm" draw:control="control20"/></text:span><text:bookmark-start text:name="ПолеСоСписком2"/><text:span text:style-name="T10"> </text:span><text:bookmark-end text:name="ПолеСоСписком2"/><text:span text:style-name="T10"><text:s/></text:span><text:span text:style-name="T10"><draw:control text:anchor-type="as-char" svg:y="-0.272cm" draw:z-index="21" draw:style-name="gr6" draw:text-style-name="P38" svg:width="4.356cm" svg:height="0.35cm" draw:control="control21"/></text:span></text:p>
      <text:p text:style-name="P16"><text:bookmark-start text:name="ПодчелЛимфУзСпКров"/><text:span text:style-name="T10">слева: </text:span><text:bookmark-end text:name="ПодчелЛимфУзСпКров"/><text:span text:style-name="T10"><text:s/></text:span><text:span text:style-name="T10"><draw:control text:anchor-type="as-char" svg:y="-0.272cm" draw:z-index="22" draw:style-name="gr6" draw:text-style-name="P38" svg:width="3.049cm" svg:height="0.35cm" draw:control="control22"/></text:span><text:bookmark-start text:name="ПодчелЛимфУзл1"/><text:span text:style-name="T10"> </text:span><text:bookmark-end text:name="ПодчелЛимфУзл1"/><text:span text:style-name="T10"><draw:control text:anchor-type="as-char" svg:y="-0.259cm" draw:z-index="23" draw:style-name="gr6" draw:text-style-name="P37" svg:width="0.888cm" svg:height="0.35cm" draw:control="control23"/></text:span><text:span text:style-name="T10"> </text:span><text:span text:style-name="T10"><draw:control text:anchor-type="as-char" svg:y="-0.272cm" draw:z-index="24" draw:style-name="gr6" draw:text-style-name="P38" svg:width="2.444cm" svg:height="0.35cm" draw:control="control24"/></text:span><text:span text:style-name="T10"> </text:span><text:span text:style-name="T10"><draw:control text:anchor-type="as-char" svg:y="-0.272cm" draw:z-index="25" draw:style-name="gr6" draw:text-style-name="P38" svg:width="3.209cm" svg:height="0.35cm" draw:control="control25"/></text:span><text:bookmark-start text:name="ПолеСоСписком31"/><text:span text:style-name="T10"> </text:span><text:bookmark-end text:name="ПолеСоСписком31"/><text:span text:style-name="T10"><draw:control text:anchor-type="as-char" svg:y="-0.272cm" draw:z-index="26" draw:style-name="gr6" draw:text-style-name="P38" svg:width="3.245cm" svg:height="0.35cm" draw:control="control26"/></text:span><text:bookmark-start text:name="ПодчелЛимУзлСпСтрук1"/><text:span text:style-name="T10"> </text:span><text:bookmark-end text:name="ПодчелЛимУзлСпСтрук1"/><text:span text:style-name="T10"><draw:control text:anchor-type="as-char" svg:y="-0.272cm" draw:z-index="27" draw:style-name="gr6" draw:text-style-name="P38" svg:width="4.021cm" svg:height="0.35cm" draw:control="control27"/></text:span><text:bookmark-start text:name="ПолеСоСписком21"/><text:span text:style-name="T10"> </text:span><text:bookmark-end text:name="ПолеСоСписком21"/><text:span text:style-name="T10"><text:s/></text:span><text:span text:style-name="T10"><draw:control text:anchor-type="as-char" svg:y="-0.272cm" draw:z-index="28" draw:style-name="gr6" draw:text-style-name="P38" svg:width="4.356cm" svg:height="0.35cm" draw:control="control28"/></text:span></text:p>
      <text:p text:style-name="P15"><text:span text:style-name="T7">Переднешейные лимфатические узлы:</text:span><text:span text:style-name="T6"> </text:span></text:p>
      <text:p text:style-name="P16"><text:span text:style-name="T10">справа: </text:span><text:span text:style-name="T10"><draw:control text:anchor-type="as-char" svg:y="-0.272cm" draw:z-index="29" draw:style-name="gr6" draw:text-style-name="P38" svg:width="3.049cm" svg:height="0.35cm" draw:control="control29"/></text:span><text:bookmark-start text:name="ПодчелЛимфУзл2"/><text:span text:style-name="T10"> </text:span><text:bookmark-end text:name="ПодчелЛимфУзл2"/><text:span text:style-name="T10"><draw:control text:anchor-type="as-char" svg:y="-0.259cm" draw:z-index="30" draw:style-name="gr6" draw:text-style-name="P37" svg:width="0.888cm" svg:height="0.35cm" draw:control="control30"/></text:span><text:span text:style-name="T10"> </text:span><text:span text:style-name="T10"><draw:control text:anchor-type="as-char" svg:y="-0.272cm" draw:z-index="31" draw:style-name="gr6" draw:text-style-name="P38" svg:width="2.444cm" svg:height="0.35cm" draw:control="control31"/></text:span><text:span text:style-name="T10"> </text:span><text:span text:style-name="T10"><draw:control text:anchor-type="as-char" svg:y="-0.272cm" draw:z-index="32" draw:style-name="gr6" draw:text-style-name="P38" svg:width="3.209cm" svg:height="0.35cm" draw:control="control32"/></text:span><text:bookmark-start text:name="ПолеСоСписком32"/><text:span text:style-name="T10"> </text:span><text:bookmark-end text:name="ПолеСоСписком32"/><text:span text:style-name="T10"><draw:control text:anchor-type="as-char" svg:y="-0.272cm" draw:z-index="33" draw:style-name="gr6" draw:text-style-name="P38" svg:width="3.245cm" svg:height="0.35cm" draw:control="control33"/></text:span><text:bookmark-start text:name="ПодчелЛимУзлСпСтрук2"/><text:span text:style-name="T10"> </text:span><text:bookmark-end text:name="ПодчелЛимУзлСпСтрук2"/><text:span text:style-name="T10"><draw:control text:anchor-type="as-char" svg:y="-0.272cm" draw:z-index="34" draw:style-name="gr6" draw:text-style-name="P38" svg:width="4.021cm" svg:height="0.35cm" draw:control="control34"/></text:span><text:bookmark-start text:name="ПолеСоСписком22"/><text:span text:style-name="T10"> </text:span><text:bookmark-end text:name="ПолеСоСписком22"/><text:span text:style-name="T10"><text:s/></text:span><text:span text:style-name="T10"><draw:control text:anchor-type="as-char" svg:y="-0.272cm" draw:z-index="35" draw:style-name="gr6" draw:text-style-name="P38" svg:width="4.356cm" svg:height="0.35cm" draw:control="control35"/></text:span></text:p>
      <text:p text:style-name="P19"><text:bookmark-start text:name="ПодчелЛимфУзСпКров1"/><text:span text:style-name="T10">слева: </text:span><text:bookmark-end text:name="ПодчелЛимфУзСпКров1"/><text:span text:style-name="T10"><text:s/></text:span><text:span text:style-name="T10"><draw:control text:anchor-type="as-char" svg:y="-0.272cm" draw:z-index="36" draw:style-name="gr6" draw:text-style-name="P38" svg:width="3.049cm" svg:height="0.35cm" draw:control="control36"/></text:span><text:bookmark-start text:name="ПодчелЛимфУзл6"/><text:span text:style-name="T10"> </text:span><text:bookmark-end text:name="ПодчелЛимфУзл6"/><text:span text:style-name="T10"><draw:control text:anchor-type="as-char" svg:y="-0.259cm" draw:z-index="37" draw:style-name="gr6" draw:text-style-name="P37" svg:width="0.888cm" svg:height="0.35cm" draw:control="control37"/></text:span><text:span text:style-name="T10"> </text:span><text:span text:style-name="T10"><draw:control text:anchor-type="as-char" svg:y="-0.272cm" draw:z-index="38" draw:style-name="gr6" draw:text-style-name="P38" svg:width="2.444cm" svg:height="0.35cm" draw:control="control38"/></text:span><text:span text:style-name="T10"> </text:span><text:span text:style-name="T10"><draw:control text:anchor-type="as-char" svg:y="-0.272cm" draw:z-index="39" draw:style-name="gr6" draw:text-style-name="P38" svg:width="3.209cm" svg:height="0.35cm" draw:control="control39"/></text:span><text:bookmark-start text:name="ПолеСоСписком36"/><text:span text:style-name="T10"> </text:span><text:bookmark-end text:name="ПолеСоСписком36"/><text:span text:style-name="T10"><draw:control text:anchor-type="as-char" svg:y="-0.272cm" draw:z-index="40" draw:style-name="gr6" draw:text-style-name="P38" svg:width="3.245cm" svg:height="0.35cm" draw:control="control40"/></text:span><text:bookmark-start text:name="ПодчелЛимУзлСпСтрук6"/><text:span text:style-name="T10"> </text:span><text:bookmark-end text:name="ПодчелЛимУзлСпСтрук6"/><text:span text:style-name="T10"><draw:control text:anchor-type="as-char" svg:y="-0.272cm" draw:z-index="41" draw:style-name="gr6" draw:text-style-name="P38" svg:width="4.021cm" svg:height="0.35cm" draw:control="control41"/></text:span><text:bookmark-start text:name="ПолеСоСписком26"/><text:span text:style-name="T10"> </text:span><text:bookmark-end text:name="ПолеСоСписком26"/><text:span text:style-name="T10"><text:s/></text:span><text:span text:style-name="T10"><draw:control text:anchor-type="as-char" svg:y="-0.272cm" draw:z-index="42" draw:style-name="gr6" draw:text-style-name="P38" svg:width="4.356cm" svg:height="0.35cm" draw:control="control42"/></text:span></text:p>
      <text:p text:style-name="P31"><text:span text:style-name="T15">За</text:span><text:span text:style-name="T7">днешейные лимфатические узлы:</text:span><text:span text:style-name="T6"> </text:span></text:p>
      <text:p text:style-name="P17"><text:span text:style-name="T10">справа: <text:s/></text:span><text:span text:style-name="T10"><draw:control text:anchor-type="as-char" svg:y="-0.272cm" draw:z-index="92" draw:style-name="gr6" draw:text-style-name="P38" svg:width="3.049cm" svg:height="0.35cm" draw:control="control92"/></text:span><text:bookmark-start text:name="ПодчелЛимфУзл31"/><text:span text:style-name="T10"> </text:span><text:bookmark-end text:name="ПодчелЛимфУзл31"/><text:span text:style-name="T10"><draw:control text:anchor-type="as-char" svg:y="-0.259cm" draw:z-index="93" draw:style-name="gr6" draw:text-style-name="P37" svg:width="0.888cm" svg:height="0.35cm" draw:control="control93"/></text:span><text:span text:style-name="T10"> </text:span><text:span text:style-name="T10"><draw:control text:anchor-type="as-char" svg:y="-0.272cm" draw:z-index="94" draw:style-name="gr6" draw:text-style-name="P38" svg:width="2.444cm" svg:height="0.35cm" draw:control="control94"/></text:span><text:span text:style-name="T10"> </text:span><text:span text:style-name="T10"><draw:control text:anchor-type="as-char" svg:y="-0.272cm" draw:z-index="95" draw:style-name="gr6" draw:text-style-name="P38" svg:width="3.209cm" svg:height="0.35cm" draw:control="control95"/></text:span><text:bookmark-start text:name="ПолеСоСписком331"/><text:span text:style-name="T10"> </text:span><text:bookmark-end text:name="ПолеСоСписком331"/><text:span text:style-name="T10"><draw:control text:anchor-type="as-char" svg:y="-0.272cm" draw:z-index="96" draw:style-name="gr6" draw:text-style-name="P38" svg:width="3.245cm" svg:height="0.35cm" draw:control="control96"/></text:span><text:bookmark-start text:name="ПодчелЛимУзлСпСтрук31"/><text:span text:style-name="T10"> </text:span><text:bookmark-end text:name="ПодчелЛимУзлСпСтрук31"/><text:span text:style-name="T10"><draw:control text:anchor-type="as-char" svg:y="-0.272cm" draw:z-index="97" draw:style-name="gr6" draw:text-style-name="P38" svg:width="4.021cm" svg:height="0.35cm" draw:control="control97"/></text:span><text:bookmark-start text:name="ПолеСоСписком231"/><text:span text:style-name="T10"> </text:span><text:bookmark-end text:name="ПолеСоСписком231"/><text:span text:style-name="T10"><text:s/></text:span><text:span text:style-name="T10"><draw:control text:anchor-type="as-char" svg:y="-0.272cm" draw:z-index="98" draw:style-name="gr6" draw:text-style-name="P38" svg:width="4.356cm" svg:height="0.35cm" draw:control="control98"/></text:span></text:p>
      <text:p text:style-name="P26"><text:span text:style-name="T9">слева: </text:span><text:span text:style-name="T8"><text:s/></text:span><text:span text:style-name="T8"><draw:control text:anchor-type="as-char" svg:y="-0.272cm" draw:z-index="85" draw:style-name="gr6" draw:text-style-name="P38" svg:width="3.049cm" svg:height="0.35cm" draw:control="control85"/></text:span><text:span text:style-name="T8"> </text:span><text:span text:style-name="T8"><draw:control text:anchor-type="as-char" svg:y="-0.259cm" draw:z-index="86" draw:style-name="gr6" draw:text-style-name="P37" svg:width="0.888cm" svg:height="0.35cm" draw:control="control86"/></text:span><text:span text:style-name="T8"> </text:span><text:span text:style-name="T8"><draw:control text:anchor-type="as-char" svg:y="-0.272cm" draw:z-index="87" draw:style-name="gr6" draw:text-style-name="P38" svg:width="2.444cm" svg:height="0.35cm" draw:control="control87"/></text:span><text:span text:style-name="T8"> </text:span><text:span text:style-name="T8"><draw:control text:anchor-type="as-char" svg:y="-0.272cm" draw:z-index="88" draw:style-name="gr6" draw:text-style-name="P38" svg:width="3.209cm" svg:height="0.35cm" draw:control="control88"/></text:span><text:span text:style-name="T8"> </text:span><text:span text:style-name="T8"><draw:control text:anchor-type="as-char" svg:y="-0.272cm" draw:z-index="89" draw:style-name="gr6" draw:text-style-name="P38" svg:width="3.245cm" svg:height="0.35cm" draw:control="control89"/></text:span><text:span text:style-name="T8"> </text:span><text:span text:style-name="T8"><draw:control text:anchor-type="as-char" svg:y="-0.272cm" draw:z-index="90" draw:style-name="gr6" draw:text-style-name="P38" svg:width="4.021cm" svg:height="0.35cm" draw:control="control90"/></text:span><text:span text:style-name="T8"> <text:s/></text:span><text:span text:style-name="T8"><draw:control text:anchor-type="as-char" svg:y="-0.272cm" draw:z-index="91" draw:style-name="gr6" draw:text-style-name="P38" svg:width="4.356cm" svg:height="0.35cm" draw:control="control91"/></text:span></text:p>
      <text:p text:style-name="P14">Надключичные лимфатические узлы: </text:p>
      <text:p text:style-name="P17"><text:span text:style-name="T10">справа: <text:s/></text:span><text:span text:style-name="T10"><draw:control text:anchor-type="as-char" svg:y="-0.272cm" draw:z-index="43" draw:style-name="gr6" draw:text-style-name="P38" svg:width="3.049cm" svg:height="0.35cm" draw:control="control43"/></text:span><text:bookmark-start text:name="ПодчелЛимфУзл3"/><text:span text:style-name="T10"> </text:span><text:bookmark-end text:name="ПодчелЛимфУзл3"/><text:span text:style-name="T10"><draw:control text:anchor-type="as-char" svg:y="-0.259cm" draw:z-index="44" draw:style-name="gr6" draw:text-style-name="P37" svg:width="0.888cm" svg:height="0.35cm" draw:control="control44"/></text:span><text:span text:style-name="T10"> </text:span><text:span text:style-name="T10"><draw:control text:anchor-type="as-char" svg:y="-0.272cm" draw:z-index="45" draw:style-name="gr6" draw:text-style-name="P38" svg:width="2.444cm" svg:height="0.35cm" draw:control="control45"/></text:span><text:span text:style-name="T10"> </text:span><text:span text:style-name="T10"><draw:control text:anchor-type="as-char" svg:y="-0.272cm" draw:z-index="46" draw:style-name="gr6" draw:text-style-name="P38" svg:width="3.209cm" svg:height="0.35cm" draw:control="control46"/></text:span><text:bookmark-start text:name="ПолеСоСписком33"/><text:span text:style-name="T10"> </text:span><text:bookmark-end text:name="ПолеСоСписком33"/><text:span text:style-name="T10"><draw:control text:anchor-type="as-char" svg:y="-0.272cm" draw:z-index="47" draw:style-name="gr6" draw:text-style-name="P38" svg:width="3.245cm" svg:height="0.35cm" draw:control="control47"/></text:span><text:bookmark-start text:name="ПодчелЛимУзлСпСтрук3"/><text:span text:style-name="T10"> </text:span><text:bookmark-end text:name="ПодчелЛимУзлСпСтрук3"/><text:span text:style-name="T10"><draw:control text:anchor-type="as-char" svg:y="-0.272cm" draw:z-index="48" draw:style-name="gr6" draw:text-style-name="P38" svg:width="4.021cm" svg:height="0.35cm" draw:control="control48"/></text:span><text:bookmark-start text:name="ПолеСоСписком23"/><text:span text:style-name="T10"> </text:span><text:bookmark-end text:name="ПолеСоСписком23"/><text:span text:style-name="T10"><text:s/></text:span><text:span text:style-name="T10"><draw:control text:anchor-type="as-char" svg:y="-0.272cm" draw:z-index="49" draw:style-name="gr6" draw:text-style-name="P38" svg:width="4.356cm" svg:height="0.35cm" draw:control="control49"/></text:span></text:p>
      <text:p text:style-name="P16"><text:bookmark-start text:name="ПодчелЛимфУзСпКров2"/><text:span text:style-name="T14">слева: </text:span><text:bookmark-end text:name="ПодчелЛимфУзСпКров2"/><text:span text:style-name="T13"><text:s/></text:span><text:span text:style-name="T13"><draw:control text:anchor-type="as-char" svg:y="-0.272cm" draw:z-index="50" draw:style-name="gr6" draw:text-style-name="P38" svg:width="3.049cm" svg:height="0.35cm" draw:control="control50"/></text:span><text:bookmark-start text:name="ПодчелЛимфУзл7"/><text:span text:style-name="T13"> </text:span><text:bookmark-end text:name="ПодчелЛимфУзл7"/><text:span text:style-name="T13"><draw:control text:anchor-type="as-char" svg:y="-0.259cm" draw:z-index="51" draw:style-name="gr6" draw:text-style-name="P37" svg:width="0.888cm" svg:height="0.35cm" draw:control="control51"/></text:span><text:span text:style-name="T13"> </text:span><text:span text:style-name="T13"><draw:control text:anchor-type="as-char" svg:y="-0.272cm" draw:z-index="52" draw:style-name="gr6" draw:text-style-name="P38" svg:width="2.444cm" svg:height="0.35cm" draw:control="control52"/></text:span><text:span text:style-name="T13"> </text:span><text:span text:style-name="T13"><draw:control text:anchor-type="as-char" svg:y="-0.272cm" draw:z-index="53" draw:style-name="gr6" draw:text-style-name="P38" svg:width="3.209cm" svg:height="0.35cm" draw:control="control53"/></text:span><text:bookmark-start text:name="ПолеСоСписком37"/><text:span text:style-name="T13"> </text:span><text:bookmark-end text:name="ПолеСоСписком37"/><text:span text:style-name="T13"><draw:control text:anchor-type="as-char" svg:y="-0.272cm" draw:z-index="54" draw:style-name="gr6" draw:text-style-name="P38" svg:width="3.245cm" svg:height="0.35cm" draw:control="control54"/></text:span><text:bookmark-start text:name="ПодчелЛимУзлСпСтрук7"/><text:span text:style-name="T13"> </text:span><text:bookmark-end text:name="ПодчелЛимУзлСпСтрук7"/><text:span text:style-name="T13"><draw:control text:anchor-type="as-char" svg:y="-0.272cm" draw:z-index="55" draw:style-name="gr6" draw:text-style-name="P38" svg:width="4.021cm" svg:height="0.35cm" draw:control="control55"/></text:span><text:bookmark-start text:name="ПолеСоСписком27"/><text:span text:style-name="T13"> </text:span><text:bookmark-end text:name="ПолеСоСписком27"/><text:span text:style-name="T13"><text:s/></text:span><text:span text:style-name="T13"><draw:control text:anchor-type="as-char" svg:y="-0.272cm" draw:z-index="56" draw:style-name="gr6" draw:text-style-name="P38" svg:width="4.356cm" svg:height="0.35cm" draw:control="control56"/></text:span></text:p>
      <text:p text:style-name="P15"><text:span text:style-name="T7">Подключичные лимфатические узлы</text:span><text:span text:style-name="T6">: </text:span></text:p>
      <text:p text:style-name="P16"><text:span text:style-name="T10">справа: <text:s/></text:span><text:span text:style-name="T10"><draw:control text:anchor-type="as-char" svg:y="-0.272cm" draw:z-index="57" draw:style-name="gr6" draw:text-style-name="P38" svg:width="3.049cm" svg:height="0.35cm" draw:control="control57"/></text:span><text:bookmark-start text:name="ПодчелЛимфУзл4"/><text:span text:style-name="T10"> </text:span><text:bookmark-end text:name="ПодчелЛимфУзл4"/><text:span text:style-name="T10"><draw:control text:anchor-type="as-char" svg:y="-0.259cm" draw:z-index="58" draw:style-name="gr6" draw:text-style-name="P37" svg:width="0.888cm" svg:height="0.35cm" draw:control="control58"/></text:span><text:span text:style-name="T10"> </text:span><text:span text:style-name="T10"><draw:control text:anchor-type="as-char" svg:y="-0.272cm" draw:z-index="59" draw:style-name="gr6" draw:text-style-name="P38" svg:width="2.444cm" svg:height="0.35cm" draw:control="control59"/></text:span><text:span text:style-name="T10"> </text:span><text:span text:style-name="T10"><draw:control text:anchor-type="as-char" svg:y="-0.272cm" draw:z-index="60" draw:style-name="gr6" draw:text-style-name="P38" svg:width="3.209cm" svg:height="0.35cm" draw:control="control60"/></text:span><text:bookmark-start text:name="ПолеСоСписком34"/><text:span text:style-name="T10"> </text:span><text:bookmark-end text:name="ПолеСоСписком34"/><text:span text:style-name="T10"><draw:control text:anchor-type="as-char" svg:y="-0.272cm" draw:z-index="61" draw:style-name="gr6" draw:text-style-name="P38" svg:width="3.245cm" svg:height="0.35cm" draw:control="control61"/></text:span><text:bookmark-start text:name="ПодчелЛимУзлСпСтрук4"/><text:span text:style-name="T10"> </text:span><text:bookmark-end text:name="ПодчелЛимУзлСпСтрук4"/><text:span text:style-name="T10"><draw:control text:anchor-type="as-char" svg:y="-0.272cm" draw:z-index="62" draw:style-name="gr6" draw:text-style-name="P38" svg:width="4.021cm" svg:height="0.35cm" draw:control="control62"/></text:span><text:bookmark-start text:name="ПолеСоСписком24"/><text:span text:style-name="T10"> </text:span><text:bookmark-end text:name="ПолеСоСписком24"/><text:span text:style-name="T10"><text:s/></text:span><text:span text:style-name="T10"><draw:control text:anchor-type="as-char" svg:y="-0.272cm" draw:z-index="63" draw:style-name="gr6" draw:text-style-name="P38" svg:width="4.356cm" svg:height="0.35cm" draw:control="control63"/></text:span></text:p>
      <text:p text:style-name="P19"><text:bookmark-start text:name="ПодчелЛимфУзСпКров3"/><text:span text:style-name="T10">слева: </text:span><text:bookmark-end text:name="ПодчелЛимфУзСпКров3"/><text:span text:style-name="T10"><text:s/></text:span><text:span text:style-name="T10"><draw:control text:anchor-type="as-char" svg:y="-0.272cm" draw:z-index="64" draw:style-name="gr6" draw:text-style-name="P38" svg:width="3.049cm" svg:height="0.35cm" draw:control="control64"/></text:span><text:bookmark-start text:name="ПодчелЛимфУзл8"/><text:span text:style-name="T10"> </text:span><text:bookmark-end text:name="ПодчелЛимфУзл8"/><text:span text:style-name="T10"><draw:control text:anchor-type="as-char" svg:y="-0.259cm" draw:z-index="65" draw:style-name="gr6" draw:text-style-name="P37" svg:width="0.888cm" svg:height="0.35cm" draw:control="control65"/></text:span><text:span text:style-name="T10"> </text:span><text:span text:style-name="T10"><draw:control text:anchor-type="as-char" svg:y="-0.272cm" draw:z-index="66" draw:style-name="gr6" draw:text-style-name="P38" svg:width="2.444cm" svg:height="0.35cm" draw:control="control66"/></text:span><text:span text:style-name="T10"> </text:span><text:span text:style-name="T10"><draw:control text:anchor-type="as-char" svg:y="-0.272cm" draw:z-index="67" draw:style-name="gr6" draw:text-style-name="P38" svg:width="3.209cm" svg:height="0.35cm" draw:control="control67"/></text:span><text:bookmark-start text:name="ПолеСоСписком38"/><text:span text:style-name="T10"> </text:span><text:bookmark-end text:name="ПолеСоСписком38"/><text:span text:style-name="T10"><draw:control text:anchor-type="as-char" svg:y="-0.272cm" draw:z-index="68" draw:style-name="gr6" draw:text-style-name="P38" svg:width="3.245cm" svg:height="0.35cm" draw:control="control68"/></text:span><text:bookmark-start text:name="ПодчелЛимУзлСпСтрук8"/><text:span text:style-name="T10"> </text:span><text:bookmark-end text:name="ПодчелЛимУзлСпСтрук8"/><text:span text:style-name="T10"><draw:control text:anchor-type="as-char" svg:y="-0.272cm" draw:z-index="69" draw:style-name="gr6" draw:text-style-name="P38" svg:width="4.021cm" svg:height="0.35cm" draw:control="control69"/></text:span><text:bookmark-start text:name="ПолеСоСписком28"/><text:span text:style-name="T10"> </text:span><text:bookmark-end text:name="ПолеСоСписком28"/><text:span text:style-name="T10"><text:s/></text:span><text:span text:style-name="T10"><draw:control text:anchor-type="as-char" svg:y="-0.272cm" draw:z-index="70" draw:style-name="gr6" draw:text-style-name="P38" svg:width="4.356cm" svg:height="0.35cm" draw:control="control70"/></text:span></text:p>
      <text:p text:style-name="P15"><text:span text:style-name="T7">Подмышечные лимфатические узлы: </text:span></text:p>
      <text:p text:style-name="P17"><text:span text:style-name="T10">справа: <text:s/></text:span><text:span text:style-name="T10"><draw:control text:anchor-type="as-char" svg:y="-0.272cm" draw:z-index="106" draw:style-name="gr6" draw:text-style-name="P38" svg:width="3.049cm" svg:height="0.35cm" draw:control="control106"/></text:span><text:bookmark-start text:name="ПодчелЛимфУзл32"/><text:span text:style-name="T10"> </text:span><text:bookmark-end text:name="ПодчелЛимфУзл32"/><text:span text:style-name="T10"><draw:control text:anchor-type="as-char" svg:y="-0.259cm" draw:z-index="107" draw:style-name="gr6" draw:text-style-name="P37" svg:width="0.888cm" svg:height="0.35cm" draw:control="control107"/></text:span><text:span text:style-name="T10"> </text:span><text:span text:style-name="T10"><draw:control text:anchor-type="as-char" svg:y="-0.272cm" draw:z-index="108" draw:style-name="gr6" draw:text-style-name="P38" svg:width="2.444cm" svg:height="0.35cm" draw:control="control108"/></text:span><text:span text:style-name="T10"> </text:span><text:span text:style-name="T10"><draw:control text:anchor-type="as-char" svg:y="-0.272cm" draw:z-index="109" draw:style-name="gr6" draw:text-style-name="P38" svg:width="3.209cm" svg:height="0.35cm" draw:control="control109"/></text:span><text:bookmark-start text:name="ПолеСоСписком332"/><text:span text:style-name="T10"> </text:span><text:bookmark-end text:name="ПолеСоСписком332"/><text:span text:style-name="T10"><draw:control text:anchor-type="as-char" svg:y="-0.272cm" draw:z-index="110" draw:style-name="gr6" draw:text-style-name="P38" svg:width="3.245cm" svg:height="0.35cm" draw:control="control110"/></text:span><text:bookmark-start text:name="ПодчелЛимУзлСпСтрук32"/><text:span text:style-name="T10"> </text:span><text:bookmark-end text:name="ПодчелЛимУзлСпСтрук32"/><text:span text:style-name="T10"><draw:control text:anchor-type="as-char" svg:y="-0.272cm" draw:z-index="111" draw:style-name="gr6" draw:text-style-name="P38" svg:width="4.021cm" svg:height="0.35cm" draw:control="control111"/></text:span><text:bookmark-start text:name="ПолеСоСписком232"/><text:span text:style-name="T10"> </text:span><text:bookmark-end text:name="ПолеСоСписком232"/><text:span text:style-name="T10"><text:s/></text:span><text:span text:style-name="T10"><draw:control text:anchor-type="as-char" svg:y="-0.272cm" draw:z-index="112" draw:style-name="gr6" draw:text-style-name="P38" svg:width="4.356cm" svg:height="0.35cm" draw:control="control112"/></text:span></text:p>
      <text:p text:style-name="P16"><text:span text:style-name="T9">слева: </text:span><text:span text:style-name="T8"><text:s/></text:span><text:span text:style-name="T8"><draw:control text:anchor-type="as-char" svg:y="-0.272cm" draw:z-index="99" draw:style-name="gr6" draw:text-style-name="P38" svg:width="3.049cm" svg:height="0.35cm" draw:control="control99"/></text:span><text:span text:style-name="T8"> </text:span><text:span text:style-name="T8"><draw:control text:anchor-type="as-char" svg:y="-0.259cm" draw:z-index="100" draw:style-name="gr6" draw:text-style-name="P37" svg:width="0.888cm" svg:height="0.35cm" draw:control="control100"/></text:span><text:span text:style-name="T8"> </text:span><text:span text:style-name="T8"><draw:control text:anchor-type="as-char" svg:y="-0.272cm" draw:z-index="101" draw:style-name="gr6" draw:text-style-name="P38" svg:width="2.444cm" svg:height="0.35cm" draw:control="control101"/></text:span><text:span text:style-name="T8"> </text:span><text:span text:style-name="T8"><draw:control text:anchor-type="as-char" svg:y="-0.272cm" draw:z-index="102" draw:style-name="gr6" draw:text-style-name="P38" svg:width="3.209cm" svg:height="0.35cm" draw:control="control102"/></text:span><text:span text:style-name="T8"> </text:span><text:span text:style-name="T8"><draw:control text:anchor-type="as-char" svg:y="-0.272cm" draw:z-index="103" draw:style-name="gr6" draw:text-style-name="P38" svg:width="3.245cm" svg:height="0.35cm" draw:control="control103"/></text:span><text:span text:style-name="T8"> </text:span><text:span text:style-name="T8"><draw:control text:anchor-type="as-char" svg:y="-0.272cm" draw:z-index="104" draw:style-name="gr6" draw:text-style-name="P38" svg:width="4.021cm" svg:height="0.35cm" draw:control="control104"/></text:span><text:span text:style-name="T8"> <text:s/></text:span><text:span text:style-name="T8"><draw:control text:anchor-type="as-char" svg:y="-0.272cm" draw:z-index="105" draw:style-name="gr6" draw:text-style-name="P38" svg:width="4.356cm" svg:height="0.35cm" draw:control="control105"/></text:span></text:p>
      <text:p text:style-name="P15"><text:span text:style-name="T7">Парастернальные лимфатические узлы</text:span><text:span text:style-name="T6">: </text:span></text:p>
      <text:p text:style-name="P16"><text:span text:style-name="T10">справа: <text:s/></text:span><text:span text:style-name="T10"><draw:control text:anchor-type="as-char" svg:y="-0.272cm" draw:z-index="71" draw:style-name="gr6" draw:text-style-name="P38" svg:width="3.049cm" svg:height="0.35cm" draw:control="control71"/></text:span><text:bookmark-start text:name="ПодчелЛимфУзл5"/><text:span text:style-name="T10"> </text:span><text:bookmark-end text:name="ПодчелЛимфУзл5"/><text:span text:style-name="T10"><draw:control text:anchor-type="as-char" svg:y="-0.259cm" draw:z-index="72" draw:style-name="gr6" draw:text-style-name="P37" svg:width="0.888cm" svg:height="0.35cm" draw:control="control72"/></text:span><text:span text:style-name="T10"> </text:span><text:span text:style-name="T10"><draw:control text:anchor-type="as-char" svg:y="-0.272cm" draw:z-index="73" draw:style-name="gr6" draw:text-style-name="P38" svg:width="2.444cm" svg:height="0.35cm" draw:control="control73"/></text:span><text:span text:style-name="T10"> </text:span><text:span text:style-name="T10"><draw:control text:anchor-type="as-char" svg:y="-0.272cm" draw:z-index="74" draw:style-name="gr6" draw:text-style-name="P38" svg:width="3.209cm" svg:height="0.35cm" draw:control="control74"/></text:span><text:bookmark-start text:name="ПолеСоСписком35"/><text:span text:style-name="T10"> </text:span><text:bookmark-end text:name="ПолеСоСписком35"/><text:span text:style-name="T10"><draw:control text:anchor-type="as-char" svg:y="-0.272cm" draw:z-index="75" draw:style-name="gr6" draw:text-style-name="P38" svg:width="3.245cm" svg:height="0.35cm" draw:control="control75"/></text:span><text:bookmark-start text:name="ПодчелЛимУзлСпСтрук5"/><text:span text:style-name="T10"> </text:span><text:bookmark-end text:name="ПодчелЛимУзлСпСтрук5"/><text:span text:style-name="T10"><draw:control text:anchor-type="as-char" svg:y="-0.272cm" draw:z-index="76" draw:style-name="gr6" draw:text-style-name="P38" svg:width="4.021cm" svg:height="0.35cm" draw:control="control76"/></text:span><text:bookmark-start text:name="ПолеСоСписком25"/><text:span text:style-name="T10"> </text:span><text:bookmark-end text:name="ПолеСоСписком25"/><text:span text:style-name="T10"><text:s/></text:span><text:span text:style-name="T10"><draw:control text:anchor-type="as-char" svg:y="-0.272cm" draw:z-index="77" draw:style-name="gr6" draw:text-style-name="P38" svg:width="4.356cm" svg:height="0.35cm" draw:control="control77"/></text:span></text:p>
      <text:p text:style-name="P18"><text:bookmark-start text:name="ПодчелЛимфУзСпКров4"/><text:span text:style-name="T19">слева: </text:span><text:bookmark-end text:name="ПодчелЛимфУзСпКров4"/><text:span text:style-name="T17"><text:s/></text:span><text:span text:style-name="T17"><draw:control text:anchor-type="as-char" svg:y="-0.272cm" draw:z-index="78" draw:style-name="gr6" draw:text-style-name="P38" svg:width="3.049cm" svg:height="0.35cm" draw:control="control78"/></text:span><text:bookmark-start text:name="ПодчелЛимфУзл9"/><text:span text:style-name="T17"> </text:span><text:bookmark-end text:name="ПодчелЛимфУзл9"/><text:span text:style-name="T17"><draw:control text:anchor-type="as-char" svg:y="-0.259cm" draw:z-index="79" draw:style-name="gr6" draw:text-style-name="P37" svg:width="0.888cm" svg:height="0.35cm" draw:control="control79"/></text:span><text:span text:style-name="T17"> </text:span><text:span text:style-name="T17"><draw:control text:anchor-type="as-char" svg:y="-0.272cm" draw:z-index="80" draw:style-name="gr6" draw:text-style-name="P38" svg:width="2.444cm" svg:height="0.35cm" draw:control="control80"/></text:span><text:span text:style-name="T17"> </text:span><text:span text:style-name="T17"><draw:control text:anchor-type="as-char" svg:y="-0.272cm" draw:z-index="81" draw:style-name="gr6" draw:text-style-name="P38" svg:width="3.209cm" svg:height="0.35cm" draw:control="control81"/></text:span><text:bookmark-start text:name="ПолеСоСписком39"/><text:span text:style-name="T17"> </text:span><text:bookmark-end text:name="ПолеСоСписком39"/><text:span text:style-name="T17"><draw:control text:anchor-type="as-char" svg:y="-0.272cm" draw:z-index="82" draw:style-name="gr6" draw:text-style-name="P38" svg:width="3.245cm" svg:height="0.35cm" draw:control="control82"/></text:span><text:bookmark-start text:name="ПодчелЛимУзлСпСтрук9"/><text:span text:style-name="T17"> </text:span><text:bookmark-end text:name="ПодчелЛимУзлСпСтрук9"/><text:span text:style-name="T17"><draw:control text:anchor-type="as-char" svg:y="-0.272cm" draw:z-index="83" draw:style-name="gr6" draw:text-style-name="P38" svg:width="4.021cm" svg:height="0.35cm" draw:control="control83"/></text:span><text:bookmark-start text:name="ПолеСоСписком29"/><text:span text:style-name="T17"> </text:span><text:bookmark-end text:name="ПолеСоСписком29"/><text:span text:style-name="T17"><text:s/></text:span><text:span text:style-name="T17"><draw:control text:anchor-type="as-char" svg:y="-0.272cm" draw:z-index="84" draw:style-name="gr6" draw:text-style-name="P38" svg:width="4.356cm" svg:height="0.35cm" draw:control="control84"/></text:span></text:p>
      <text:p text:style-name="P32"><text:span text:style-name="T20">Паховые лимфатические узлы:</text:span> </text:p>
      <text:p text:style-name="P17"><text:span text:style-name="T10">справа: <text:s/></text:span><text:span text:style-name="T10"><draw:control text:anchor-type="as-char" svg:y="-0.272cm" draw:z-index="120" draw:style-name="gr6" draw:text-style-name="P38" svg:width="3.049cm" svg:height="0.35cm" draw:control="control120"/></text:span><text:bookmark-start text:name="ПодчелЛимфУзл33"/><text:span text:style-name="T10"> </text:span><text:bookmark-end text:name="ПодчелЛимфУзл33"/><text:span text:style-name="T10"><draw:control text:anchor-type="as-char" svg:y="-0.259cm" draw:z-index="121" draw:style-name="gr6" draw:text-style-name="P37" svg:width="0.888cm" svg:height="0.35cm" draw:control="control121"/></text:span><text:span text:style-name="T10"> </text:span><text:span text:style-name="T10"><draw:control text:anchor-type="as-char" svg:y="-0.272cm" draw:z-index="122" draw:style-name="gr6" draw:text-style-name="P38" svg:width="2.444cm" svg:height="0.35cm" draw:control="control122"/></text:span><text:span text:style-name="T10"> </text:span><text:span text:style-name="T10"><draw:control text:anchor-type="as-char" svg:y="-0.272cm" draw:z-index="123" draw:style-name="gr6" draw:text-style-name="P38" svg:width="3.209cm" svg:height="0.35cm" draw:control="control123"/></text:span><text:bookmark-start text:name="ПолеСоСписком333"/><text:span text:style-name="T10"> </text:span><text:bookmark-end text:name="ПолеСоСписком333"/><text:span text:style-name="T10"><draw:control text:anchor-type="as-char" svg:y="-0.272cm" draw:z-index="124" draw:style-name="gr6" draw:text-style-name="P38" svg:width="3.245cm" svg:height="0.35cm" draw:control="control124"/></text:span><text:bookmark-start text:name="ПодчелЛимУзлСпСтрук33"/><text:span text:style-name="T10"> </text:span><text:bookmark-end text:name="ПодчелЛимУзлСпСтрук33"/><text:span text:style-name="T10"><draw:control text:anchor-type="as-char" svg:y="-0.272cm" draw:z-index="125" draw:style-name="gr6" draw:text-style-name="P38" svg:width="4.021cm" svg:height="0.35cm" draw:control="control125"/></text:span><text:bookmark-start text:name="ПолеСоСписком233"/><text:span text:style-name="T10"> </text:span><text:bookmark-end text:name="ПолеСоСписком233"/><text:span text:style-name="T10"><text:s/></text:span><text:span text:style-name="T10"><draw:control text:anchor-type="as-char" svg:y="-0.272cm" draw:z-index="126" draw:style-name="gr6" draw:text-style-name="P38" svg:width="4.356cm" svg:height="0.35cm" draw:control="control126"/></text:span></text:p>
      <text:p text:style-name="P24"><text:span text:style-name="T22">слева: </text:span><text:span text:style-name="T21"><text:s/></text:span><text:span text:style-name="T21"><draw:control text:anchor-type="as-char" svg:y="-0.272cm" draw:z-index="113" draw:style-name="gr6" draw:text-style-name="P38" svg:width="3.049cm" svg:height="0.35cm" draw:control="control113"/></text:span><text:span text:style-name="T21"> </text:span><text:span text:style-name="T21"><draw:control text:anchor-type="as-char" svg:y="-0.259cm" draw:z-index="114" draw:style-name="gr6" draw:text-style-name="P37" svg:width="0.888cm" svg:height="0.35cm" draw:control="control114"/></text:span><text:span text:style-name="T21"> </text:span><text:span text:style-name="T21"><draw:control text:anchor-type="as-char" svg:y="-0.272cm" draw:z-index="115" draw:style-name="gr6" draw:text-style-name="P38" svg:width="2.444cm" svg:height="0.35cm" draw:control="control115"/></text:span><text:span text:style-name="T21"> </text:span><text:span text:style-name="T21"><draw:control text:anchor-type="as-char" svg:y="-0.272cm" draw:z-index="116" draw:style-name="gr6" draw:text-style-name="P38" svg:width="3.209cm" svg:height="0.35cm" draw:control="control116"/></text:span><text:span text:style-name="T21"> </text:span><text:span text:style-name="T21"><draw:control text:anchor-type="as-char" svg:y="-0.272cm" draw:z-index="117" draw:style-name="gr6" draw:text-style-name="P38" svg:width="3.245cm" svg:height="0.35cm" draw:control="control117"/></text:span><text:span text:style-name="T21"> </text:span><text:span text:style-name="T21"><draw:control text:anchor-type="as-char" svg:y="-0.272cm" draw:z-index="118" draw:style-name="gr6" draw:text-style-name="P38" svg:width="4.021cm" svg:height="0.35cm" draw:control="control118"/></text:span><text:span text:style-name="T21"> <text:s/></text:span><text:span text:style-name="T21"><draw:control text:anchor-type="as-char" svg:y="-0.272cm" draw:z-index="119" draw:style-name="gr6" draw:text-style-name="P38" svg:width="4.356cm" svg:height="0.35cm" draw:control="control119"/></text:span></text:p>
      <text:p text:style-name="P24"><text:span text:style-name="T21"/></text:p>
      <text:p text:style-name="P11"><text:span text:style-name="T16">При ЦДК кровоток</text:span>: <draw:control text:anchor-type="as-char" svg:y="-0.272cm" draw:z-index="14" draw:style-name="gr6" draw:text-style-name="P38" svg:width="2.738cm" svg:height="0.35cm" draw:control="control14"/> <draw:control text:anchor-type="as-char" svg:y="-0.259cm" draw:z-index="13" draw:style-name="gr6" draw:text-style-name="P37" svg:width="0.888cm" svg:height="0.35cm" draw:control="control13"/></text:p>
      <text:p text:style-name="P13"/>
      <text:p text:style-name="P20"/>
      <text:p text:style-name="P9"><draw:control text:anchor-type="paragraph" draw:z-index="11" draw:style-name="gr3" draw:text-style-name="P36" svg:width="14.941cm" svg:height="0.38cm" svg:x="2.062cm" svg:y="0.035cm" draw:control="control11"/>Заключение: </text:p>
      <text:p text:style-name="P8"/>
      <text:p text:style-name="P7"><draw:control text:anchor-type="paragraph" draw:z-index="9" draw:style-name="gr4" draw:text-style-name="P35" svg:width="0.003cm" svg:height="0.003cm" svg:x="0cm" svg:y="0cm" draw:control="control9"/>Врач: <draw:control text:anchor-type="as-char" draw:z-index="12" draw:style-name="gr5" draw:text-style-name="P35" svg:width="4.67cm" svg:height="0.421cm" draw:control="control12"/></text:p>
      <text:p text:style-name="P6">Медицинский регистратор: <draw:control text:anchor-type="as-char" draw:z-index="10" draw:style-name="gr5" draw:text-style-name="P35" svg:width="4.67cm" svg:height="0.421cm" draw:control="control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/>
    <style:font-face style:name="Times New Roman2" svg:font-family="'Times New Roman'" style:font-adornments="Обычный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Без_20_интервала" style:display-name="Без интервала" style:family="paragraph">
      <style:paragraph-properties fo:orphans="2" fo:widows="2"/>
      <style:text-properties style:use-window-font-color="true" style:font-name="Calibri" fo:font-size="11pt" fo:language="ru" fo:country="RU" style:font-name-asian="Arial" style:font-size-asian="11pt" style:font-name-complex="Calibri" style:font-size-complex="11pt" style:language-complex="ar" style:country-complex="SA"/>
    </style:style>
    <style:style style:name="ConsPlusNonformat" style:family="paragraph">
      <style:paragraph-properties fo:orphans="0" fo:widows="0" style:text-autospace="none"/>
      <style:text-properties style:use-window-font-color="true" style:font-name="Courier New" fo:font-size="10pt" fo:language="ru" fo:country="RU" style:font-name-asian="SimSun" style:font-size-asian="10pt" style:language-asian="zh" style:country-asian="CN" style:font-name-complex="Courier New" style:font-size-complex="10pt" style:language-complex="ar" style:country-complex="SA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29cm" fo:margin-bottom="1.266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Дмитрий Деренок</meta:initial-creator>
    <meta:creation-date>2011-07-11T19:46:21.79</meta:creation-date>
    <dc:date>2011-11-03T00:35:33.35</dc:date>
    <dc:creator>Дмитрий Деренок</dc:creator>
    <meta:editing-duration>PT15H55M07S</meta:editing-duration>
    <meta:editing-cycles>45</meta:editing-cycles>
    <meta:generator>OpenOffice.org/3.2$Win32 OpenOffice.org_project/320m12$Build-9483</meta:generator>
    <meta:document-statistic meta:table-count="1" meta:image-count="1" meta:object-count="0" meta:page-count="1" meta:paragraph-count="34" meta:word-count="76" meta:character-count="941"/>
  </office:meta>
</office:document-meta>
</file>